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CourierNewPS-BoldMT" svg:font-family="CourierNewPS-BoldMT" style:font-family-generic="system"/>
    <style:font-face style:name="TimesNewRomanPS-BoldMT" svg:font-family="TimesNewRomanPS-BoldMT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8000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-asian="TimesNewRomanPSMT" style:font-name-complex="TimesNewRomanPSMT"/>
    </style:style>
    <style:style style:name="P3" style:family="paragraph" style:parent-style-name="Standard">
      <style:paragraph-properties style:text-autospace="none"/>
      <style:text-properties style:font-name-asian="TimesNewRomanPSMT" style:font-name-complex="TimesNewRomanPSM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font-size="13pt" style:font-name-asian="Arial-BoldItalicMT" style:font-size-asian="13pt" style:font-name-complex="Arial-BoldItalicMT" style:font-size-complex="13pt"/>
    </style:style>
    <style:style style:name="P6" style:family="paragraph" style:parent-style-name="Standard">
      <style:paragraph-properties style:text-autospace="none"/>
      <style:text-properties style:font-name="Courier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7" style:family="paragraph" style:parent-style-name="Standard">
      <style:paragraph-properties style:text-autospace="none"/>
      <style:text-properties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Courier" fo:font-size="10pt" fo:language="en" fo:country="GB" fo:font-weight="bold" style:font-name-asian="Courier" style:font-size-asian="10pt" style:font-weight-asian="bold" style:font-name-complex="Courier" style:font-size-complex="10pt" style:font-weight-complex="bold"/>
    </style:style>
    <style:style style:name="P9" style:family="paragraph" style:parent-style-name="Standard">
      <style:paragraph-properties style:text-autospace="none"/>
      <style:text-properties style:font-name="Courier" fo:font-weight="bold" style:font-name-asian="Courier" style:font-weight-asian="bold" style:font-name-complex="Courier" style:font-weight-complex="bold"/>
    </style:style>
    <style:style style:name="P10" style:family="paragraph" style:parent-style-name="Standard">
      <style:paragraph-properties style:text-autospace="none"/>
      <style:text-properties style:font-name-asian="Courier" style:font-name-complex="Courier"/>
    </style:style>
    <style:style style:name="P11" style:family="paragraph" style:parent-style-name="Standard">
      <style:paragraph-properties style:text-autospace="none"/>
      <style:text-properties style:font-name-asian="CourierNewPS-BoldMT" style:font-name-complex="CourierNewPS-BoldMT"/>
    </style:style>
    <style:style style:name="P12" style:family="paragraph" style:parent-style-name="Standard">
      <style:paragraph-properties style:text-autospace="none"/>
      <style:text-properties style:font-name="Courier New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13" style:family="paragraph" style:parent-style-name="Standard">
      <style:paragraph-properties style:text-autospace="none"/>
      <style:text-properties style:font-name="Courier New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14" style:family="paragraph" style:parent-style-name="Standard">
      <style:paragraph-properties style:text-autospace="none"/>
      <style:text-properties style:font-name="Courier New" fo:font-size="10pt" fo:language="en" fo:country="GB" fo:font-weight="bold" style:font-name-asian="Courier" style:font-size-asian="10pt" style:font-weight-asian="bold" style:font-name-complex="Courier" style:font-size-complex="10pt" style:font-weight-complex="bold"/>
    </style:style>
    <style:style style:name="P15" style:family="paragraph" style:parent-style-name="Standard">
      <style:paragraph-properties style:text-autospace="none"/>
      <style:text-properties style:font-name="Courier New" fo:font-size="10pt" style:font-name-asian="TimesNewRomanPSMT" style:font-size-asian="10pt" style:font-name-complex="TimesNewRomanPSMT" style:font-size-complex="10pt"/>
    </style:style>
    <style:style style:name="P16" style:family="paragraph" style:parent-style-name="Standard">
      <style:paragraph-properties style:text-autospace="none"/>
      <style:text-properties style:font-name="Courier New" style:font-name-asian="TimesNewRomanPSMT" style:font-name-complex="TimesNewRomanPSMT"/>
    </style:style>
    <style:style style:name="P17" style:family="paragraph" style:parent-style-name="Standard">
      <style:paragraph-properties style:text-autospace="none"/>
      <style:text-properties style:font-name="Courier New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18" style:family="paragraph" style:parent-style-name="Standard">
      <style:paragraph-properties style:text-autospace="none"/>
      <style:text-properties style:font-name="Courier New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9" style:family="paragraph" style:parent-style-name="Standard">
      <style:paragraph-properties style:text-autospace="none"/>
      <style:text-properties style:font-name="Courier New" fo:font-size="11pt" fo:font-weight="bold" style:font-name-asian="CourierNewPS-BoldMT" style:font-size-asian="11pt" style:font-weight-asian="bold" style:font-name-complex="CourierNewPS-BoldMT" style:font-size-complex="11pt" style:font-weight-complex="bold"/>
    </style:style>
    <style:style style:name="P20" style:family="paragraph" style:parent-style-name="Standard">
      <style:paragraph-properties style:text-autospace="none"/>
      <style:text-properties style:font-name="Courier New" fo:font-size="11pt" fo:language="en" fo:country="GB" fo:font-weight="bold" style:font-name-asian="Courier" style:font-size-asian="11pt" style:font-weight-asian="bold" style:font-name-complex="Courier" style:font-size-complex="11pt" style:font-weight-complex="bold"/>
    </style:style>
    <style:style style:name="P21" style:family="paragraph" style:parent-style-name="Standard">
      <style:paragraph-properties style:text-autospace="none"/>
      <style:text-properties style:font-name="Courier New" fo:font-size="11pt" style:font-name-asian="Courier" style:font-size-asian="11pt" style:font-name-complex="Courier" style:font-size-complex="11pt"/>
    </style:style>
    <style:style style:name="P22" style:family="paragraph" style:parent-style-name="Standard">
      <style:paragraph-properties style:text-autospace="none"/>
      <style:text-properties style:font-name="Courier New" fo:font-size="11pt" style:font-name-asian="TimesNewRomanPSMT" style:font-size-asian="11pt" style:font-name-complex="TimesNewRomanPSMT" style:font-size-complex="11pt"/>
    </style:style>
    <style:style style:name="P23" style:family="paragraph" style:parent-style-name="Standard">
      <style:paragraph-properties style:text-autospace="non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TimesNewRomanPSMT" style:font-weight-asian="bold" style:font-name-complex="TimesNewRomanPSMT" style:font-weight-complex="bold"/>
    </style:style>
    <style:style style:name="P24" style:family="paragraph" style:parent-style-name="Standard">
      <style:paragraph-properties style:text-autospace="non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Arial-BoldItalicMT" style:font-weight-asian="bold" style:font-name-complex="Arial-BoldItalicMT" style:font-weight-complex="bold"/>
    </style:style>
    <style:style style:name="P25" style:family="paragraph" style:parent-style-name="Standard">
      <style:paragraph-properties style:text-autospace="non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" style:font-weight-asian="bold" style:font-name-complex="Courier" style:font-weight-complex="bold"/>
    </style:style>
    <style:style style:name="P26" style:family="paragraph" style:parent-style-name="Standard">
      <style:paragraph-properties style:text-autospace="non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TimesNewRomanPS-BoldItalicMT" style:font-weight-asian="bold" style:font-name-complex="TimesNewRomanPS-BoldItalicMT" style:font-weight-complex="bold"/>
    </style:style>
    <style:style style:name="P27" style:family="paragraph" style:parent-style-name="Standard">
      <style:paragraph-properties style:text-autospace="non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TimesNewRomanPS-BoldMT" style:font-weight-asian="bold" style:font-name-complex="TimesNewRomanPS-BoldMT" style:font-weight-complex="bold"/>
    </style:style>
    <style:style style:name="P28" style:family="paragraph" style:parent-style-name="Standard">
      <style:paragraph-properties style:text-autospace="non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NewPS-BoldMT" style:font-weight-asian="bold" style:font-name-complex="CourierNewPS-BoldMT" style:font-weight-complex="bold"/>
    </style:style>
    <style:style style:name="P29" style:family="paragraph" style:parent-style-name="Standard">
      <style:paragraph-properties style:text-autospace="none"/>
      <style:text-properties fo:color="#00ae00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NewRomanPSMT" style:font-weight-asian="bold" style:font-name-complex="TimesNewRomanPSMT" style:font-weight-complex="bold"/>
    </style:style>
    <style:style style:name="P30" style:family="paragraph" style:parent-style-name="Standard">
      <style:paragraph-properties style:text-autospace="none"/>
      <style:text-properties fo:font-weight="bold" style:font-name-asian="TimesNewRomanPSMT" style:font-weight-asian="bold" style:font-name-complex="TimesNewRomanPSMT" style:font-weight-complex="bold"/>
    </style:style>
    <style:style style:name="P31" style:family="paragraph" style:parent-style-name="Standard">
      <style:paragraph-properties style:text-autospace="none"/>
      <style:text-properties fo:font-weight="bold" style:font-name-asian="CourierNewPS-BoldMT" style:font-weight-asian="bold" style:font-name-complex="CourierNewPS-BoldMT" style:font-weight-complex="bold"/>
    </style:style>
    <style:style style:name="P32" style:family="paragraph" style:parent-style-name="Standard">
      <style:paragraph-properties style:text-autospace="none"/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-BoldItalicMT" style:font-style-asian="italic" style:font-weight-asian="bold" style:font-name-complex="Arial-BoldItalicMT" style:font-style-complex="italic" style:font-weight-complex="bold"/>
    </style:style>
    <style:style style:name="P33" style:family="paragraph" style:parent-style-name="Standard">
      <style:paragraph-properties style:text-autospace="none"/>
      <style:text-properties fo:font-style="italic" fo:font-weight="bold" style:font-name-asian="Arial-BoldItalicMT" style:font-style-asian="italic" style:font-weight-asian="bold" style:font-name-complex="Arial-BoldItalicMT" style:font-style-complex="italic" style:font-weight-complex="bold"/>
    </style:style>
    <style:style style:name="P34" style:family="paragraph" style:parent-style-name="Standard">
      <style:paragraph-properties style:text-autospace="none"/>
      <style:text-properties fo:font-style="italic" style:font-name-asian="TimesNewRomanPS-ItalicMT" style:font-style-asian="italic" style:font-name-complex="TimesNewRomanPS-ItalicMT" style:font-style-complex="italic"/>
    </style:style>
    <style:style style:name="P35" style:family="paragraph" style:parent-style-name="Standard">
      <style:paragraph-properties style:text-autospace="none"/>
      <style:text-properties style:font-name="Arial-BoldItalicMT" fo:font-size="11pt" fo:font-style="italic" fo:font-weight="bold" style:font-name-asian="Arial-BoldItalicMT" style:font-size-asian="11pt" style:font-style-asian="italic" style:font-weight-asian="bold" style:font-name-complex="Arial-BoldItalicMT" style:font-size-complex="11pt" style:font-style-complex="italic" style:font-weight-complex="bold"/>
    </style:style>
    <style:style style:name="P36" style:family="paragraph" style:parent-style-name="Standard">
      <style:paragraph-properties style:text-autospace="none"/>
      <style:text-properties style:font-name-asian="Arial-BoldItalicMT" style:font-name-complex="Arial-BoldItalicMT"/>
    </style:style>
    <style:style style:name="P37" style:family="paragraph" style:parent-style-name="Standard">
      <style:paragraph-properties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38" style:family="paragraph" style:parent-style-name="Standard">
      <style:paragraph-properties style:text-autospace="none"/>
      <style:text-properties style:font-name="TimesNewRomanPSMT" style:font-name-asian="TimesNewRomanPSMT" style:font-name-complex="TimesNewRomanPSMT"/>
    </style:style>
    <style:style style:name="P39" style:family="paragraph" style:parent-style-name="Standard">
      <style:paragraph-properties style:text-autospace="none"/>
      <style:text-properties style:font-name="TimesNewRomanPSMT" fo:language="en" fo:country="GB" style:font-name-asian="TimesNewRomanPSMT" style:font-name-complex="TimesNewRomanPSMT"/>
    </style:style>
    <style:style style:name="P40" style:family="paragraph" style:parent-style-name="Standard">
      <style:paragraph-properties style:text-autospace="none"/>
      <style:text-properties style:font-name="TimesNewRomanPS-ItalicMT" fo:font-style="italic" style:font-name-asian="TimesNewRomanPS-ItalicMT" style:font-style-asian="italic" style:font-name-complex="TimesNewRomanPS-ItalicMT" style:font-style-complex="italic"/>
    </style:style>
    <style:style style:name="P41" style:family="paragraph" style:parent-style-name="Standard">
      <style:paragraph-properties fo:background-color="#cfe7f5" style:text-autospace="none">
        <style:background-image/>
      </style:paragraph-properties>
      <style:text-properties style:font-name-asian="Courier" style:font-name-complex="Courier"/>
    </style:style>
    <style:style style:name="P42" style:family="paragraph" style:parent-style-name="Standard">
      <style:paragraph-properties fo:background-color="#cfe7f5" style:text-autospace="none">
        <style:background-image/>
      </style:paragraph-properties>
      <style:text-properties style:font-name="Courier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43" style:family="paragraph" style:parent-style-name="Standard">
      <style:paragraph-properties fo:background-color="#cfe7f5" style:text-autospace="none">
        <style:background-image/>
      </style:paragraph-properties>
      <style:text-properties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44" style:family="paragraph" style:parent-style-name="Standard">
      <style:paragraph-properties fo:background-color="#cfe7f5" style:text-autospace="none">
        <style:background-image/>
      </style:paragraph-properties>
    </style:style>
    <style:style style:name="P45" style:family="paragraph" style:parent-style-name="Standard">
      <style:paragraph-properties fo:background-color="#cfe7f5" style:text-autospace="none">
        <style:background-image/>
      </style:paragraph-properties>
      <style:text-properties fo:color="#4472c4" style:font-name="Courier"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font-size="10pt" fo:font-weight="bold" fo:background-color="#cfe7f5" style:font-name-asian="CourierNewPS-BoldMT" style:font-size-asian="10pt" style:font-weight-asian="bold" style:font-name-complex="CourierNewPS-BoldMT" style:font-size-complex="10pt" style:font-weight-complex="bold"/>
    </style:style>
    <style:style style:name="P47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48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49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font-size="10pt" fo:language="en" fo:country="GB" fo:font-weight="bold" style:font-name-asian="Courier" style:font-size-asian="10pt" style:font-weight-asian="bold" style:font-name-complex="Courier" style:font-size-complex="10pt" style:font-weight-complex="bold"/>
    </style:style>
    <style:style style:name="P50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font-size="11pt" fo:language="en" fo:country="GB" fo:font-weight="bold" style:font-name-asian="Courier" style:font-size-asian="11pt" style:font-weight-asian="bold" style:font-name-complex="Courier" style:font-size-complex="11pt" style:font-weight-complex="bold"/>
    </style:style>
    <style:style style:name="P51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font-size="11pt" fo:language="en" fo:country="GB" style:font-name-asian="Courier" style:font-size-asian="11pt" style:font-name-complex="Courier" style:font-size-complex="11pt"/>
    </style:style>
    <style:style style:name="P52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53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54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font-size="11pt" style:font-name-asian="Courier" style:font-size-asian="11pt" style:font-name-complex="Courier" style:font-size-complex="11pt"/>
    </style:style>
    <style:style style:name="P55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" fo:language="en" fo:country="GB" style:font-name-asian="Courier" style:font-name-complex="Courier"/>
    </style:style>
    <style:style style:name="P56" style:family="paragraph" style:parent-style-name="Standard">
      <style:paragraph-properties fo:background-color="#cfe7f5" style:text-autospace="none">
        <style:background-image/>
      </style:paragraph-properties>
      <style:text-properties fo:background-color="#cfe7f5" style:font-name-asian="CourierNewPS-BoldMT" style:font-name-complex="CourierNewPS-BoldMT"/>
    </style:style>
    <style:style style:name="P57" style:family="paragraph" style:parent-style-name="Standard">
      <style:paragraph-properties fo:background-color="#cfe7f5" style:text-autospace="none">
        <style:background-image/>
      </style:paragraph-properties>
      <style:text-properties style:font-name-asian="CourierNewPS-BoldMT" style:font-name-complex="CourierNewPS-BoldMT"/>
    </style:style>
    <style:style style:name="P58" style:family="paragraph" style:parent-style-name="Standard">
      <style:paragraph-properties fo:background-color="#cfe7f5" style:text-autospace="none">
        <style:background-image/>
      </style:paragraph-properties>
      <style:text-properties style:font-name-asian="TimesNewRomanPSMT" style:font-name-complex="TimesNewRomanPSMT"/>
    </style:style>
    <style:style style:name="P59" style:family="paragraph" style:parent-style-name="Standard">
      <style:paragraph-properties fo:background-color="#cfe7f5" style:text-autospace="none">
        <style:background-image/>
      </style:paragraph-properties>
      <style:text-properties fo:language="en" fo:country="GB" style:font-name-asian="TimesNewRomanPSMT" style:font-name-complex="TimesNewRomanPSMT"/>
    </style:style>
    <style:style style:name="P60" style:family="paragraph" style:parent-style-name="Standard">
      <style:paragraph-properties fo:background-color="#cfe7f5" style:text-autospace="none">
        <style:background-image/>
      </style:paragraph-properties>
      <style:text-properties fo:language="en" fo:country="GB" style:font-name-asian="Courier" style:font-name-complex="Courier"/>
    </style:style>
    <style:style style:name="P61" style:family="paragraph" style:parent-style-name="Standard">
      <style:paragraph-properties fo:background-color="#ffffff" style:text-autospace="none">
        <style:background-image/>
      </style:paragraph-properties>
      <style:text-properties style:font-name="Courier New" fo:font-size="11pt" fo:language="en" fo:country="GB" fo:font-weight="bold" style:font-name-asian="Courier" style:font-size-asian="11pt" style:font-weight-asian="bold" style:font-name-complex="Courier" style:font-size-complex="11pt" style:font-weight-complex="bold"/>
    </style:style>
    <style:style style:name="P62" style:family="paragraph" style:parent-style-name="Standard">
      <style:paragraph-properties fo:background-color="#ffffff" style:text-autospace="none">
        <style:background-image/>
      </style:paragraph-properties>
    </style:style>
    <style:style style:name="P63" style:family="paragraph" style:parent-style-name="Standard" style:master-page-name="MP0">
      <style:paragraph-properties style:page-number="auto" fo:break-before="page"/>
      <style:text-properties fo:color="#ff0000" fo:font-size="16pt" fo:font-weight="bold" style:font-size-asian="16pt" style:font-weight-asian="bold" style:font-size-complex="16pt" style:font-weight-complex="bold"/>
    </style:style>
    <style:style style:name="P64" style:family="paragraph" style:parent-style-name="Standard" style:list-style-name="L1">
      <style:paragraph-properties style:text-autospace="none"/>
      <style:text-properties style:font-name-asian="Arial-BoldItalicMT" style:font-name-complex="Arial-BoldItalicMT"/>
    </style:style>
    <style:style style:name="P65" style:family="paragraph" style:parent-style-name="Standard" style:list-style-name="L2">
      <style:paragraph-properties style:text-autospace="none"/>
      <style:text-properties style:font-name-asian="TimesNewRomanPSMT" style:font-name-complex="TimesNewRomanPSMT"/>
    </style:style>
    <style:style style:name="P66" style:family="paragraph" style:parent-style-name="Standard">
      <style:paragraph-properties style:text-autospace="none"/>
      <style:text-properties style:font-name-asian="TimesNewRomanPSMT" style:font-name-complex="TimesNewRomanPSMT"/>
    </style:style>
    <style:style style:name="P67" style:family="paragraph" style:parent-style-name="Standard" style:list-style-name="L3">
      <style:paragraph-properties style:text-autospace="none"/>
    </style:style>
    <style:style style:name="P68" style:family="paragraph" style:parent-style-name="Standard" style:list-style-name="L4">
      <style:paragraph-properties style:text-autospace="none"/>
    </style:style>
    <style:style style:name="P69" style:family="paragraph" style:parent-style-name="Standard" style:list-style-name="L5">
      <style:paragraph-properties style:text-autospace="none"/>
    </style:style>
    <style:style style:name="P70" style:family="paragraph" style:parent-style-name="Standard" style:list-style-name="L6">
      <style:paragraph-properties style:text-autospace="none"/>
    </style:style>
    <style:style style:name="P71" style:family="paragraph" style:parent-style-name="Standard" style:list-style-name="L7">
      <style:paragraph-properties style:text-autospace="none"/>
    </style:style>
    <style:style style:name="T1" style:family="text">
      <style:text-properties fo:font-size="13pt" fo:font-style="italic" fo:font-weight="bold" style:font-name-asian="Arial-BoldItalicMT" style:font-size-asian="13pt" style:font-style-asian="italic" style:font-weight-asian="bold" style:font-name-complex="Arial-BoldItalicMT" style:font-size-complex="13pt" style:font-style-complex="italic" style:font-weight-complex="bold"/>
    </style:style>
    <style:style style:name="T2" style:family="text">
      <style:text-properties style:font-name-asian="TimesNewRomanPSMT" style:font-name-complex="TimesNewRomanPSMT"/>
    </style:style>
    <style:style style:name="T3" style:family="text">
      <style:text-properties fo:font-weight="bold" style:font-name-asian="TimesNewRomanPS-BoldItalicMT" style:font-weight-asian="bold" style:font-name-complex="TimesNewRomanPS-BoldItalicMT" style:font-weight-complex="bold"/>
    </style:style>
    <style:style style:name="T4" style:family="text">
      <style:text-properties fo:font-weight="bold" style:font-name-asian="TimesNewRomanPSMT" style:font-weight-asian="bold" style:font-name-complex="TimesNewRomanPSMT" style:font-weight-complex="bold"/>
    </style:style>
    <style:style style:name="T5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6" style:family="text">
      <style:text-properties fo:font-weight="bold" fo:background-color="#cfe7f5" style:font-name-asian="CourierNewPS-BoldMT" style:font-weight-asian="bold" style:font-name-complex="CourierNewPS-BoldMT" style:font-weight-complex="bold"/>
    </style:style>
    <style:style style:name="T7" style:family="text">
      <style:text-properties fo:font-weight="bold" style:font-name-asian="Courier" style:font-weight-asian="bold" style:font-name-complex="Courier" style:font-weight-complex="bold"/>
    </style:style>
    <style:style style:name="T8" style:family="text">
      <style:text-properties fo:font-weight="bold" style:font-name-asian="OpenSymbol" style:font-weight-asian="bold" style:font-name-complex="OpenSymbol" style:font-weight-complex="bold"/>
    </style:style>
    <style:style style:name="T9" style:family="text">
      <style:text-properties fo:font-weight="bold" style:font-name-asian="Arial-BoldItalicMT" style:font-weight-asian="bold" style:font-name-complex="Arial-BoldItalicMT" style:font-weight-complex="bold"/>
    </style:style>
    <style:style style:name="T10" style:family="text">
      <style:text-properties style:font-name-asian="TimesNewRomanPS-ItalicMT" style:font-name-complex="TimesNewRomanPS-ItalicMT"/>
    </style:style>
    <style:style style:name="T1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Arial-BoldItalicMT" style:font-weight-asian="bold" style:font-name-complex="Arial-BoldItalicMT" style:font-weight-complex="bold"/>
    </style:style>
    <style:style style:name="T1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" style:font-weight-asian="bold" style:font-name-complex="Courier" style:font-weight-complex="bold"/>
    </style:style>
    <style:style style:name="T1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NewPS-BoldMT" style:font-weight-asian="bold" style:font-name-complex="CourierNewPS-BoldMT" style:font-weight-complex="bold"/>
    </style:style>
    <style:style style:name="T1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TimesNewRomanPSMT" style:font-weight-asian="bold" style:font-name-complex="TimesNewRomanPSMT" style:font-weight-complex="bold"/>
    </style:style>
    <style:style style:name="T1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TimesNewRomanPS-ItalicMT" style:font-weight-asian="bold" style:font-name-complex="TimesNewRomanPS-ItalicMT" style:font-weight-complex="bold"/>
    </style:style>
    <style:style style:name="T1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TimesNewRomanPSMT" style:font-name-complex="TimesNewRomanPSMT"/>
    </style:style>
    <style:style style:name="T17" style:family="text">
      <style:text-properties fo:font-style="italic" fo:font-weight="bold" style:font-name-asian="TimesNewRomanPS-BoldItalicMT" style:font-style-asian="italic" style:font-weight-asian="bold" style:font-name-complex="TimesNewRomanPS-BoldItalicMT" style:font-style-complex="italic" style:font-weight-complex="bold"/>
    </style:style>
    <style:style style:name="T18" style:family="text">
      <style:text-properties fo:font-style="italic" fo:font-weight="bold" style:font-name-asian="Arial-BoldItalicMT" style:font-style-asian="italic" style:font-weight-asian="bold" style:font-name-complex="Arial-BoldItalicMT" style:font-style-complex="italic" style:font-weight-complex="bold"/>
    </style:style>
    <style:style style:name="T19" style:family="text">
      <style:text-properties fo:font-style="italic" style:font-name-asian="TimesNewRomanPS-ItalicMT" style:font-style-asian="italic" style:font-name-complex="TimesNewRomanPS-ItalicMT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-BoldItalicMT" style:font-style-asian="italic" style:font-weight-asian="bold" style:font-name-complex="Arial-BoldItalicMT" style:font-style-complex="italic" style:font-weight-complex="bold"/>
    </style:style>
    <style:style style:name="T21" style:family="text">
      <style:text-properties style:font-name="Courier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T22" style:family="text">
      <style:text-properties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T23" style:family="text">
      <style:text-properties style:font-name="Courier" fo:font-size="10pt" fo:language="en" fo:country="GB" fo:font-weight="bold" style:font-name-asian="Courier" style:font-size-asian="10pt" style:font-weight-asian="bold" style:font-name-complex="Courier" style:font-size-complex="10pt" style:font-weight-complex="bold"/>
    </style:style>
    <style:style style:name="T24" style:family="text">
      <style:text-properties style:font-name-asian="Courier" style:font-name-complex="Courier"/>
    </style:style>
    <style:style style:name="T25" style:family="text">
      <style:text-properties fo:color="#4472c4" style:font-name="Courier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T26" style:family="text">
      <style:text-properties fo:color="#4472c4" style:font-name-asian="Courier" style:font-name-complex="Courier"/>
    </style:style>
    <style:style style:name="T27" style:family="text">
      <style:text-properties fo:color="#4472c4" style:font-name-asian="TimesNewRomanPSMT" style:font-name-complex="TimesNewRomanPSMT"/>
    </style:style>
    <style:style style:name="T28" style:family="text">
      <style:text-properties fo:color="#4472c4" fo:background-color="#cfe7f5" style:font-name-asian="CourierNewPS-BoldMT" style:font-name-complex="CourierNewPS-BoldMT"/>
    </style:style>
    <style:style style:name="T29" style:family="text">
      <style:text-properties style:text-position="super 67%" style:font-name-asian="TimesNewRomanPSMT" style:font-name-complex="TimesNewRomanPSMT"/>
    </style:style>
    <style:style style:name="T30" style:family="text">
      <style:text-properties fo:background-color="#cfe7f5" style:font-name-asian="TimesNewRomanPSMT" style:font-name-complex="TimesNewRomanPSMT"/>
    </style:style>
    <style:style style:name="T31" style:family="text">
      <style:text-properties fo:background-color="#cfe7f5" style:font-name-asian="CourierNewPS-BoldMT" style:font-name-complex="CourierNewPS-BoldMT"/>
    </style:style>
    <style:style style:name="T32" style:family="text">
      <style:text-properties style:font-name="Courier New" fo:background-color="#cfe7f5" style:font-name-asian="TimesNewRomanPSMT" style:font-name-complex="TimesNewRomanPSMT"/>
    </style:style>
    <style:style style:name="T33" style:family="text">
      <style:text-properties style:font-name="Courier New" fo:font-size="10pt" fo:font-weight="bold" fo:background-color="#cfe7f5" style:font-name-asian="CourierNewPS-BoldMT" style:font-size-asian="10pt" style:font-weight-asian="bold" style:font-name-complex="CourierNewPS-BoldMT" style:font-size-complex="10pt" style:font-weight-complex="bold"/>
    </style:style>
    <style:style style:name="T34" style:family="text">
      <style:text-properties style:font-name="Courier New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T35" style:family="text">
      <style:text-properties style:font-name="Courier New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T36" style:family="text">
      <style:text-properties style:font-name="Courier New"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T37" style:family="text">
      <style:text-properties style:font-name="Courier New" fo:font-size="10pt" style:font-name-asian="CourierNewPS-BoldMT" style:font-size-asian="10pt" style:font-name-complex="CourierNewPS-BoldMT" style:font-size-complex="10pt"/>
    </style:style>
    <style:style style:name="T38" style:family="text">
      <style:text-properties style:font-name="Courier New" fo:font-size="10pt" fo:language="en" fo:country="GB" fo:font-weight="bold" style:font-name-asian="Courier" style:font-size-asian="10pt" style:font-weight-asian="bold" style:font-name-complex="Courier" style:font-size-complex="10pt" style:font-weight-complex="bold"/>
    </style:style>
    <style:style style:name="T39" style:family="text">
      <style:text-properties style:font-name="Courier New" fo:font-size="10pt" fo:language="en" fo:country="GB" fo:font-style="italic" fo:font-weight="bold" style:font-name-asian="Courier" style:font-size-asian="10pt" style:font-style-asian="italic" style:font-weight-asian="bold" style:font-name-complex="Courier" style:font-size-complex="10pt" style:font-style-complex="italic" style:font-weight-complex="bold"/>
    </style:style>
    <style:style style:name="T40" style:family="text">
      <style:text-properties style:font-name="Courier New" fo:font-size="10pt" style:font-name-asian="TimesNewRomanPSMT" style:font-size-asian="10pt" style:font-name-complex="TimesNewRomanPSMT" style:font-size-complex="10pt"/>
    </style:style>
    <style:style style:name="T41" style:family="text">
      <style:text-properties style:font-name="Courier New" style:font-name-asian="TimesNewRomanPSMT" style:font-name-complex="TimesNewRomanPSMT"/>
    </style:style>
    <style:style style:name="T42" style:family="text">
      <style:text-properties style:font-name="Courier New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T43" style:family="text">
      <style:text-properties style:font-name="Courier New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T44" style:family="text">
      <style:text-properties style:font-name="Courier New" fo:font-size="11pt" fo:font-weight="bold" style:font-name-asian="CourierNewPS-BoldMT" style:font-size-asian="11pt" style:font-weight-asian="bold" style:font-name-complex="CourierNewPS-BoldMT" style:font-size-complex="11pt" style:font-weight-complex="bold"/>
    </style:style>
    <style:style style:name="T45" style:family="text">
      <style:text-properties style:font-name="Courier New" fo:font-size="11pt" fo:language="en" fo:country="GB" fo:font-weight="bold" style:font-name-asian="Courier" style:font-size-asian="11pt" style:font-weight-asian="bold" style:font-name-complex="Courier" style:font-size-complex="11pt" style:font-weight-complex="bold"/>
    </style:style>
    <style:style style:name="T46" style:family="text">
      <style:text-properties style:font-name="Courier New" fo:font-size="11pt" fo:language="en" fo:country="GB" style:font-name-asian="Courier" style:font-size-asian="11pt" style:font-name-complex="Courier" style:font-size-complex="11pt"/>
    </style:style>
    <style:style style:name="T47" style:family="text">
      <style:text-properties style:font-name="Courier New" fo:font-size="11pt" style:font-name-asian="TimesNewRomanPSMT" style:font-size-asian="11pt" style:font-name-complex="TimesNewRomanPSMT" style:font-size-complex="11pt"/>
    </style:style>
    <style:style style:name="T48" style:family="text">
      <style:text-properties style:font-name="Courier New" fo:font-size="11pt" style:font-name-asian="Courier" style:font-size-asian="11pt" style:font-name-complex="Courier" style:font-size-complex="11pt"/>
    </style:style>
    <style:style style:name="T49" style:family="text">
      <style:text-properties style:font-name="Courier New" fo:font-weight="bold" style:font-name-asian="TimesNewRomanPSMT" style:font-weight-asian="bold" style:font-name-complex="TimesNewRomanPSMT" style:font-weight-complex="bold"/>
    </style:style>
    <style:style style:name="T50" style:family="text">
      <style:text-properties style:font-name-asian="CourierNewPS-BoldMT" style:font-name-complex="CourierNewPS-BoldMT"/>
    </style:style>
    <style:style style:name="T51" style:family="text">
      <style:text-properties fo:language="en" fo:country="GB" style:font-name-asian="TimesNewRomanPSMT" style:font-name-complex="TimesNewRomanPSMT"/>
    </style:style>
    <style:style style:name="T52" style:family="text">
      <style:text-properties fo:language="en" fo:country="GB" style:font-name-asian="OpenSymbol" style:font-name-complex="OpenSymbol"/>
    </style:style>
    <style:style style:name="T53" style:family="text">
      <style:text-properties style:font-name="TimesNewRomanPS-ItalicMT" fo:font-style="italic" style:font-name-asian="TimesNewRomanPS-ItalicMT" style:font-style-asian="italic" style:font-name-complex="TimesNewRomanPS-ItalicMT" style:font-style-complex="italic"/>
    </style:style>
    <style:style style:name="T54" style:family="text">
      <style:text-properties style:font-name-asian="Arial-BoldItalicMT" style:font-name-complex="Arial-BoldItalicMT"/>
    </style:style>
    <style:style style:name="T55" style:family="text">
      <style:text-properties style:font-name="Arial-BoldItalicMT" fo:font-size="11pt" fo:font-style="italic" fo:font-weight="bold" style:font-name-asian="Arial-BoldItalicMT" style:font-size-asian="11pt" style:font-style-asian="italic" style:font-weight-asian="bold" style:font-name-complex="Arial-BoldItalicMT" style:font-size-complex="11pt" style:font-style-complex="italic" style:font-weight-complex="bold"/>
    </style:style>
    <style:style style:name="T56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T57" style:family="text">
      <style:text-properties fo:font-size="9pt" style:font-name-asian="OpenSymbol" style:font-size-asian="9pt" style:font-name-complex="OpenSymbol" style:font-size-complex="9pt"/>
    </style:style>
    <style:style style:name="T58" style:family="text">
      <style:text-properties style:font-name-asian="OpenSymbol" style:font-name-complex="OpenSymbol"/>
    </style:style>
    <style:style style:name="T59" style:family="text">
      <style:text-properties fo:font-size="8pt" fo:font-weight="bold" style:font-name-asian="OpenSymbol" style:font-size-asian="8pt" style:font-weight-asian="bold" style:font-name-complex="OpenSymbol" style:font-size-complex="8pt" style:font-weight-complex="bold"/>
    </style:style>
    <style:style style:name="T60" style:family="text">
      <style:text-properties style:font-name-asian="TimesNewRomanPS-BoldItalicMT" style:font-name-complex="TimesNewRomanPS-BoldItalicMT"/>
    </style:style>
    <style:style style:name="T61" style:family="text">
      <style:text-properties style:font-name="TimesNewRomanPSMT" style:font-name-asian="TimesNewRomanPSMT" style:font-name-complex="TimesNewRomanPSMT"/>
    </style:style>
    <style:style style:name="T62" style:family="text">
      <style:text-properties style:font-name="TimesNewRomanPSMT" fo:language="en" fo:country="GB" style:font-name-asian="TimesNewRomanPSMT" style:font-name-complex="TimesNewRomanPSMT"/>
    </style:style>
    <style:style style:name="T63" style:family="text">
      <style:text-properties fo:font-size="11pt" style:font-name-asian="Courier" style:font-size-asian="11pt" style:font-name-complex="Courier" style:font-size-complex="11pt"/>
    </style:style>
    <style:style style:name="T64" style:family="text">
      <style:text-properties style:font-name="CourierNewPS-BoldMT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T65" style:family="text">
      <style:text-properties fo:color="#3333f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228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98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68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7.038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228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98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768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7.038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 text:c="22"/>PROGRAMMER EN PYTHON</text:p>
      <text:p text:style-name="Standard"><text:s text:c="45"/>(troisième partie)</text:p>
      <text:p text:style-name="Standard"/>
      <text:p text:style-name="P1">A Manipuler des fichiers :</text:p>
      <text:p text:style-name="P3"><text:s text:c="3"/>Jusqu'à présent, les programmes que nous avons réalisés ne traitaient qu'un très petit <text:s/></text:p>
      <text:p text:style-name="P3"><text:s text:c="3"/>nombre de données. Nous pouvions donc à chaque fois inclure ces données dans le <text:s/></text:p>
      <text:p text:style-name="P3"><text:s text:c="3"/>corps du programme lui-même (par exemple dans une liste).</text:p>
      <text:p text:style-name="P3"><text:s text:c="3"/>Cette facon de procéder devient cependant tout à fait inadéquate lorsque l'on souhaite</text:p>
      <text:p text:style-name="P3"><text:s text:c="3"/>traiter une quantité d'informations plus importante.</text:p>
      <text:p text:style-name="P3"><text:s text:c="3"/>Il faut apprendre à séparer les données et les programmes qui les traitent dans des</text:p>
      <text:p text:style-name="P3"><text:s text:c="3"/>fichiers différents.</text:p>
      <text:p text:style-name="P4"><text:span text:style-name="Police_20_par_20_défaut"><text:span text:style-name="T1"><text:s text:c="3"/></text:span></text:span><text:span text:style-name="Police_20_par_20_défaut"><text:span text:style-name="T2">Pour que cela devienne possible, nous devrons doter nos programmes de divers</text:span></text:span></text:p>
      <text:p text:style-name="P3"><text:s text:c="3"/>mécanismes permettant de créer des fichiers, d'y envoyer des données et de les</text:p>
      <text:p text:style-name="P3"><text:s text:c="3"/>récupérer par la suite.</text:p>
      <text:p text:style-name="P3"><text:s text:c="3"/>Les langages de programmation proposent des jeux d'instructions plus ou moins</text:p>
      <text:p text:style-name="P3"><text:s text:c="3"/>sophistiqués pour effectuer ces taches. Lorsque les quantités de données deviennent</text:p>
      <text:p text:style-name="P3"><text:s text:c="3"/>très importantes, il devient d'ailleurs rapidement nécessaire de structurer les relations</text:p>
      <text:p text:style-name="P4"><text:span text:style-name="Police_20_par_20_défaut"><text:span text:style-name="T2"><text:s text:c="3"/>entre ces données, et l'on doit alors élaborer des systèmes appelés </text:span></text:span><text:span text:style-name="Police_20_par_20_défaut"><text:span text:style-name="T3">bases de données</text:span></text:span></text:p>
      <text:p text:style-name="P4"><text:span text:style-name="Police_20_par_20_défaut"><text:span text:style-name="T3"><text:s text:c="3"/>relationnelles</text:span></text:span><text:span text:style-name="Police_20_par_20_défaut"><text:span text:style-name="T2">, dont la gestion peut s'avérer très complexe. On </text:span></text:span><text:span text:style-name="Police_20_par_20_défaut"><text:span text:style-name="T2">pourra alors utiliser</text:span></text:span></text:p>
      <text:p text:style-name="P4"><text:span text:style-name="Police_20_par_20_défaut"><text:span text:style-name="T2"><text:s text:c="3"/>des logiciels très spécialisés tels que </text:span></text:span><text:span text:style-name="Police_20_par_20_défaut"><text:span text:style-name="T10">Oracle, IBM DB, Adabas,PostgreSQL, MySQL</text:span></text:span><text:span text:style-name="Police_20_par_20_défaut"><text:span text:style-name="T2">, etc. <text:s/></text:span></text:span></text:p>
      <text:p text:style-name="P3"><text:s text:c="3"/>Python est parfaitement capable de dialoguer avec ces systèmes, mais nous laisserons</text:p>
      <text:p text:style-name="P3"><text:s text:c="3"/>cela pour un peu plus tard .</text:p>
      <text:p text:style-name="P3"><text:s text:c="3"/>Pour l'instant, nous nous contenterons de mécanismes simples pour les enregistrer dans</text:p>
      <text:p text:style-name="P3"><text:s text:c="3"/>un fichier de taille moyenne, et les en extraire ensuite.</text:p>
      <text:p text:style-name="P3"/>
      <text:p text:style-name="P4"><text:span text:style-name="Police_20_par_20_défaut"><text:span text:style-name="T1"><text:s text:c="2"/></text:span></text:span><text:span text:style-name="Police_20_par_20_défaut"><text:span text:style-name="T11">1°) Noms de fichiers- le répertoire courant</text:span></text:span></text:p>
      <text:p text:style-name="P5"/>
      <text:p text:style-name="P2"><text:s text:c="7"/>Pour simplifier les explications qui vont suivre, nous indiquerons seulement des noms</text:p>
      <text:p text:style-name="P2"><text:s text:c="7"/>simples pour les fichiers que nous allons manipuler. Si vous procédez ainsi dans vos</text:p>
      <text:p text:style-name="Standard"><text:span text:style-name="Police_20_par_20_défaut"><text:span text:style-name="T2"><text:s text:c="7"/>exercices, les fichiers en question seront créés et/ou recherchés par Python </text:span></text:span><text:span text:style-name="Police_20_par_20_défaut"><text:span text:style-name="T17">dans le</text:span></text:span></text:p>
      <text:p text:style-name="Standard"><text:span text:style-name="Police_20_par_20_défaut"><text:span text:style-name="T17"><text:s text:c="7"/>répertoire courant</text:span></text:span><text:span text:style-name="Police_20_par_20_défaut"><text:span text:style-name="T2">. Celui-ci est habituelleme</text:span></text:span><text:span text:style-name="Police_20_par_20_défaut"><text:span text:style-name="T2">nt le répertoire où se trouve le script</text:span></text:span></text:p>
      <text:p text:style-name="Standard"><text:span text:style-name="Police_20_par_20_défaut"><text:span text:style-name="T2"><text:s text:c="6"/>lui-même, sauf si vous lancez ce script depuis la fenêtre d'un </text:span></text:span><text:span text:style-name="Police_20_par_20_défaut"><text:span text:style-name="T19">shell IDLE.</text:span></text:span></text:p>
      <text:p text:style-name="P4"><text:span text:style-name="Police_20_par_20_défaut"><text:span text:style-name="T2"><text:s text:c="6"/>Si vous travaillez avec </text:span></text:span><text:span text:style-name="Police_20_par_20_défaut"><text:span text:style-name="T19">IDLE</text:span></text:span><text:span text:style-name="Police_20_par_20_défaut"><text:span text:style-name="T2">, vous souhaiterez donc certainement forcer Python à</text:span></text:span></text:p>
      <text:p text:style-name="P3"><text:s text:c="6"/>changer son répertoire courant, afin que celui-ci corresponde à vos attentes. Pour ce</text:p>
      <text:p text:style-name="P3"><text:s text:c="6"/>faire, utilisez les commandes suivantes en début de session.</text:p>
      <text:p text:style-name="P4"><text:span text:style-name="Police_20_par_20_défaut"><text:span text:style-name="T2"><text:s text:c="6"/>Nous supposons ici que le répertoire visé est le répertoire </text:span></text:span><text:span text:style-name="Police_20_par_20_défaut"><text:span text:style-name="T4">D:/ISN/</text:span></text:span><text:span text:style-name="Police_20_par_20_défaut"><text:span text:style-name="T5">exercices </text:span></text:span><text:span text:style-name="Police_20_par_20_défaut"><text:span text:style-name="T2">.</text:span></text:span></text:p>
      <text:p text:style-name="P3"><text:s text:c="6"/>D étant le nom de votre clé USB.</text:p>
      <text:p text:style-name="P6"><text:s text:c="5"/>&gt;&gt;&gt; from os import chdir</text:p>
      <text:p text:style-name="P4"><text:span text:style-name="Police_20_par_20_défaut"><text:span text:style-name="T21"><text:s text:c="5"/>&gt;&gt;&gt; chdir('</text:span></text:span><text:a xlink:type="simple" xlink:href="file:///D:/ISN/exercices" office:target-frame-name="_top" xlink:show="replace" text:style-name="Internet_20_link" text:visited-style-name="Visited_20_Internet_20_Link"><text:span text:style-name="Police_20_par_20_défaut"><text:span text:style-name="T21">D:/ISN/exercices</text:span></text:span></text:a><text:span text:style-name="Police_20_par_20_défaut"><text:span text:style-name="T21">')</text:span></text:span></text:p>
      <text:p text:style-name="P4"><text:span text:style-name="Police_20_par_20_défaut"><text:span text:style-name="T21"><text:s text:c="3"/></text:span></text:span><text:span text:style-name="Police_20_par_20_défaut"><text:span text:style-name="T24">os=operating system est un module qui contient une série de fonctions permettant de <text:s text:c="2"/></text:span></text:span></text:p>
      <text:p text:style-name="P10"><text:s text:c="11"/>dialoguer avec le système d'exploitation.</text:p>
      <text:p text:style-name="P10"><text:s text:c="5"/>chdir=change directory provoque le changement de direction</text:p>
      <text:p text:style-name="P10"><text:s text:c="5"/>getcwd()=get current working directory permet d'afficher le répertoire courant, est une</text:p>
      <text:p text:style-name="P10"><text:s text:c="5"/>fonction du module os.</text:p>
      <text:p text:style-name="P41"><text:s text:c="5"/>Quelles instructions faut-il taper pour voir le répertoire courant ?</text:p>
      <text:p text:style-name="P42"><text:s text:c="3"/></text:p>
      <text:p text:style-name="P44"><text:span text:style-name="Police_20_par_20_défaut"><text:span text:style-name="T21"><text:s text:c="4"/></text:span></text:span><text:span text:style-name="Police_20_par_20_défaut"><text:span text:style-name="T25">from os import </text:span></text:span><text:span text:style-name="Police_20_par_20_défaut"><text:span text:style-name="T26">getcwd</text:span></text:span></text:p>
      <text:p text:style-name="P44"><text:span text:style-name="Police_20_par_20_défaut"><text:span text:style-name="T24"><text:s text:c="5"/></text:span></text:span><text:span text:style-name="Police_20_par_20_défaut"><text:span text:style-name="T21"><text:s/></text:span></text:span><text:span text:style-name="Police_20_par_20_défaut"><text:span text:style-name="T26">getcwd()</text:span></text:span></text:p>
      <text:p text:style-name="P45"/>
      <text:p text:style-name="P44"><text:soft-page-break/><text:span text:style-name="Police_20_par_20_défaut"><text:span text:style-name="T24"><text:s text:c="2"/></text:span></text:span><text:span text:style-name="Police_20_par_20_défaut"><text:span text:style-name="T12">2°) Ecriture et lecture séquentielle dans un fichier :</text:span></text:span></text:p>
      <text:p text:style-name="P4"><text:span text:style-name="Police_20_par_20_défaut"><text:span text:style-name="T24"><text:s text:c="6"/></text:span></text:span><text:span text:style-name="Police_20_par_20_défaut"><text:span text:style-name="T2">Sous Python, l'acces aux fichiers est assuré par l'intermédiaire d'un ≪</text:span></text:span><text:span text:style-name="Police_20_par_20_défaut"><text:span text:style-name="T17">objet</text:span></text:span><text:span text:style-name="Police_20_par_20_défaut"><text:span text:style-name="T17">-fichier </text:span></text:span><text:span text:style-name="Police_20_par_20_défaut"><text:span text:style-name="T2">≫ <text:s/></text:span></text:span></text:p>
      <text:p text:style-name="P4"><text:span text:style-name="Police_20_par_20_défaut"><text:span text:style-name="T2"><text:s text:c="6"/>que l'on crée à</text:span></text:span><text:span text:style-name="Police_20_par_20_défaut"><text:span text:style-name="T2"> l'aide de la fonction intégrée </text:span></text:span><text:span text:style-name="Police_20_par_20_défaut"><text:span text:style-name="T5">open()</text:span></text:span><text:span text:style-name="Police_20_par_20_défaut"><text:span text:style-name="T2">. Celle-ci renvoie un objet doté de</text:span></text:span></text:p>
      <text:p text:style-name="P3"><text:s text:c="6"/>méthodes spécifiques, qui permettront de lire et écrire dans le fichier.</text:p>
      <text:p text:style-name="P3"><text:s text:c="6"/>Tapez les instructions suivantes :</text:p>
      <text:p text:style-name="P4"><text:span text:style-name="Police_20_par_20_défaut"><text:span text:style-name="T2"><text:s text:c="14"/></text:span></text:span><text:span text:style-name="Police_20_par_20_défaut"><text:span text:style-name="T22">&gt;&gt;&gt; obFichier = open('Monfichier','a')</text:span></text:span></text:p>
      <text:p text:style-name="P7"><text:s text:c="9"/>&gt;&gt;&gt; obFichier.write('Bonjour, fichier !')</text:p>
      <text:p text:style-name="P7"><text:s text:c="9"/>&gt;&gt;&gt; obFichier.write("Quel beau temps, aujourd'hui !")</text:p>
      <text:p text:style-name="P7"><text:s text:c="9"/>&gt;&gt;&gt; obFichier.close()</text:p>
      <text:p text:style-name="P7"><text:s text:c="9"/>&gt;&gt;&gt;</text:p>
      <text:p text:style-name="P44"><text:span text:style-name="Police_20_par_20_défaut"><text:span text:style-name="T4"><text:s text:c="7"/></text:span></text:span><text:span text:style-name="Police_20_par_20_défaut"><text:span text:style-name="T2">Après les instructions 2 et 3 des nomb</text:span></text:span><text:span text:style-name="Police_20_par_20_défaut"><text:span text:style-name="T2">res apparaissent, à quoi correspondent-ils ?</text:span></text:span></text:p>
      <text:p text:style-name="P44"><text:span text:style-name="Police_20_par_20_défaut"><text:span text:style-name="T2"><text:s text:c="7"/></text:span></text:span><text:span text:style-name="Police_20_par_20_défaut"><text:span text:style-name="T27">Ils correspondent aux nombres de caractères du texte à ajouter au fichier</text:span></text:span></text:p>
      <text:p text:style-name="P4"><text:span text:style-name="Police_20_par_20_défaut"><text:span text:style-name="T2"><text:s text:c="7"/></text:span></text:span><text:span text:style-name="Police_20_par_20_défaut"><text:span text:style-name="T16">Explications :</text:span></text:span></text:p>
      <text:p text:style-name="P3"><text:s text:c="9"/>– La ligne 1 crée un objet-fichier, obFichier, qui fait référence au fichier réel</text:p>
      <text:p text:style-name="P3"><text:s text:c="12"/>Monfichier. Ce fichier est créé dans le répertoire courant, s'il n'existe pas déjà.</text:p>
      <text:p text:style-name="P3"><text:s text:c="12"/>S'il existe déjà, ce que vous enregistrerez comme caractères dans ce fichier se</text:p>
      <text:p text:style-name="P3"><text:s text:c="12"/>mettront à la suite dans le fichier existant.</text:p>
      <text:p text:style-name="P3"><text:s text:c="9"/>– La fonction open() attend 2 arguments qui sont des chaînes de caractères.</text:p>
      <text:p text:style-name="P4"><text:span text:style-name="Police_20_par_20_défaut"><text:span text:style-name="T2"><text:s text:c="12"/>Le 1er est le nom du fichier à ouvrir, le 2</text:span></text:span><text:span text:style-name="Police_20_par_20_défaut"><text:span text:style-name="T29">nd</text:span></text:span><text:span text:style-name="Police_20_par_20_défaut"><text:span text:style-name="T2"> est le mode d'ouverture :</text:span></text:span></text:p>
      <text:p text:style-name="P3"><text:s text:c="13"/>'a' pour mode append (ajout à la suite de ce qui est déjà dans le fichier)</text:p>
      <text:p text:style-name="P3"><text:s text:c="13"/>'w' pour write (attention dans ce mode Python crée un fichier vide et efface le</text:p>
      <text:p text:style-name="P3"><text:s text:c="34"/>contenu du fichier de même nom s'il existait)</text:p>
      <text:p text:style-name="P3"><text:s text:c="9"/>– La méthode write() réalise l'écriture en mode séquentiel.</text:p>
      <text:p text:style-name="P3"><text:s text:c="9"/>– La méthode close() referme le fichier. Celui-ci est désormais disponible pour tout</text:p>
      <text:p text:style-name="P3"><text:s text:c="12"/>usage.</text:p>
      <text:p text:style-name="P3"><text:s text:c="7"/>Chercher votre fichier Monfichier et l'ouvrir avec l'éditeur de texte de votre choix.</text:p>
      <text:p text:style-name="P3"/>
      <text:p text:style-name="P3"><text:s text:c="7"/>Nous allons maintenant rouvrir votre fichier en mode lecture.</text:p>
      <text:p text:style-name="P44"><text:span text:style-name="Police_20_par_20_défaut"><text:span text:style-name="T2"><text:s text:c="7"/>T</text:span></text:span><text:span text:style-name="Police_20_par_20_défaut"><text:span text:style-name="T30">apez les instructions suivantes :</text:span></text:span></text:p>
      <text:p text:style-name="P44"><text:span text:style-name="Police_20_par_20_défaut"><text:span text:style-name="T32"><text:s text:c="8"/></text:span></text:span><text:span text:style-name="Police_20_par_20_défaut"><text:span text:style-name="T33">&gt;&gt;&gt; ofi = open('Monfichier', 'r')</text:span></text:span></text:p>
      <text:p text:style-name="P46"><text:s text:c="10"/>&gt;&gt;&gt; t = ofi.read()</text:p>
      <text:p text:style-name="P46"><text:s text:c="10"/>&gt;&gt;&gt; print (t)</text:p>
      <text:p text:style-name="P46"><text:s text:c="10"/>&gt;&gt;&gt; ofi.close()</text:p>
      <text:p text:style-name="P44"><text:span text:style-name="Police_20_par_20_défaut"><text:span text:style-name="T6"><text:s text:c="8"/></text:span></text:span><text:span text:style-name="Police_20_par_20_défaut"><text:span text:style-name="T31">Qu'obtenez-vous après la 3e </text:span></text:span><text:span text:style-name="Police_20_par_20_défaut"><text:span text:style-name="T31">instruction ?</text:span></text:span></text:p>
      <text:p text:style-name="P44"><text:span text:style-name="Police_20_par_20_défaut"><text:span text:style-name="T31"><text:tab/></text:span></text:span><text:span text:style-name="Police_20_par_20_défaut"><text:span text:style-name="T28">« Bonjour, fichier !Quel beau temps, aujourd'hui ! »</text:span></text:span></text:p>
      <text:p text:style-name="P56"/>
      <text:p text:style-name="P11"><text:s text:c="8"/>La méthode read() peut aussi être utilisée avec un argument.</text:p>
      <text:p text:style-name="P11"/>
      <text:p text:style-name="P57"><text:s text:c="8"/>Tapez : <text:s text:c="51"/>et noter les affichages</text:p>
      <text:p text:style-name="P44"><text:span text:style-name="Police_20_par_20_défaut"><text:span text:style-name="T37"><text:s text:c="12"/></text:span></text:span><text:span text:style-name="Police_20_par_20_défaut"><text:span text:style-name="T34">&gt;&gt;&gt; ofi = open('Monfichier', 'r') <text:s text:c="5"/></text:span></text:span></text:p>
      <text:p text:style-name="P47"><text:s text:c="12"/>&gt;&gt;&gt; t = ofi.read(7) <text:s text:c="11"/></text:p>
      <text:p text:style-name="P47"><text:s text:c="12"/>&gt;&gt;&gt; print (t) <text:s text:c="15"/>‘Bonjour’</text:p>
      <text:p text:style-name="P47"><text:s text:c="12"/>&gt;&gt;&gt; t = ofi.read(9)</text:p>
      <text:p text:style-name="P47"><text:s text:c="12"/>&gt;&gt;&gt; print (t) <text:s text:c="16"/>‘, fichier’</text:p>
      <text:p text:style-name="P47"><text:s text:c="12"/>&gt;&gt;&gt; t = ofi.read(50)</text:p>
      <text:p text:style-name="P47"><text:s text:c="12"/>&gt;&gt;&gt; print (t) <text:s text:c="15"/>‘!Quel beau temps, aujourd'hui !’</text:p>
      <text:p text:style-name="P47"><text:s text:c="12"/>&gt;&gt;&gt; t = ofi.read(50)</text:p>
      <text:p text:style-name="P47"><text:s text:c="12"/>&gt;&gt;&gt; print (t) <text:s text:c="15"/>‘’</text:p>
      <text:p text:style-name="P47"><text:s text:c="12"/>&gt;&gt;&gt; ofi.close()</text:p>
      <text:p text:style-name="P47"/>
      <text:p text:style-name="P44"><text:span text:style-name="Police_20_par_20_défaut"><text:span text:style-name="T34"><text:s text:c="5"/></text:span></text:span><text:span text:style-name="Police_20_par_20_défaut"><text:span text:style-name="T50">Expliquez précisément ce que représente l'argument de read()</text:span></text:span></text:p>
      <text:p text:style-name="P57">Il représente le nombre de caractères à lire dans le fichier à partir de la position actuelle du curseur de lecture dans le fichier.</text:p>
      <text:p text:style-name="P57"/>
      <text:p text:style-name="P4"><text:soft-page-break/><text:span text:style-name="Police_20_par_20_défaut"><text:span text:style-name="T50"><text:s text:c="2"/></text:span></text:span><text:span text:style-name="Police_20_par_20_défaut"><text:span text:style-name="T13">3°) L'instruction break pour sortir d'une boucle</text:span></text:span></text:p>
      <text:p text:style-name="P11"><text:s text:c="7"/>Exemple : la fonction ci-dessous va effectuer une copie <text:s/>de l'intégralité d'un fichier <text:s text:c="2"/></text:p>
      <text:p text:style-name="P11"><text:s text:c="22"/>par portion de 50 caractères.</text:p>
      <text:p text:style-name="P4"><text:span text:style-name="Police_20_par_20_défaut"><text:span text:style-name="T50"><text:s text:c="7"/></text:span></text:span><text:span text:style-name="Police_20_par_20_défaut"><text:span text:style-name="T35">def copieFichier(source, destination):</text:span></text:span></text:p>
      <text:p text:style-name="P12"><text:s text:c="9"/>"copie intégrale d'un fichier"</text:p>
      <text:p text:style-name="P12"><text:s text:c="8"/>fs = open(source, 'r')</text:p>
      <text:p text:style-name="P4"><text:span text:style-name="Police_20_par_20_défaut"><text:span text:style-name="T35"><text:s text:c="8"/></text:span></text:span><text:span text:style-name="Police_20_par_20_défaut"><text:span text:style-name="T38">fd = open(destination, 'w</text:span></text:span><text:span text:style-name="Police_20_par_20_défaut"><text:span text:style-name="T38">')</text:span></text:span></text:p>
      <text:p text:style-name="P14"><text:s text:c="8"/>while 1:</text:p>
      <text:p text:style-name="P14"><text:s text:c="12"/>txt = fs.read(50)</text:p>
      <text:p text:style-name="P14"><text:s text:c="12"/>if txt =="":</text:p>
      <text:p text:style-name="P14"><text:s text:c="15"/>break</text:p>
      <text:p text:style-name="P14"><text:s text:c="12"/>fd.write(txt)</text:p>
      <text:p text:style-name="P14"><text:s text:c="8"/>fs.close()</text:p>
      <text:p text:style-name="P4"><text:span text:style-name="Police_20_par_20_défaut"><text:span text:style-name="T38"><text:s text:c="8"/></text:span></text:span><text:span text:style-name="Police_20_par_20_défaut"><text:span text:style-name="T35">fd.close()</text:span></text:span></text:p>
      <text:p text:style-name="P12"><text:s text:c="8"/>return</text:p>
      <text:p text:style-name="P11"><text:s text:c="7"/>La boucle while est infinie mais est interrompue par le break lorsque le fichier est</text:p>
      <text:p text:style-name="P11"><text:s text:c="7"/>entièrement copié.</text:p>
      <text:p text:style-name="P11"><text:s text:c="7"/>Pour tester cette fonction, on l'appelle avec copieFichier('monfichier','tonfichier')</text:p>
      <text:p text:style-name="P11"/>
      <text:p text:style-name="P4"><text:span text:style-name="Police_20_par_20_défaut"><text:span text:style-name="T50"><text:s text:c="2"/></text:span></text:span><text:span text:style-name="Police_20_par_20_défaut"><text:span text:style-name="T13">4°) Fichiers texte</text:span></text:span></text:p>
      <text:p text:style-name="P4"><text:span text:style-name="Police_20_par_20_défaut"><text:span text:style-name="T50"><text:s text:c="6"/></text:span></text:span><text:span text:style-name="Police_20_par_20_défaut"><text:span text:style-name="T2">Un fichier texte est un fichier qui contient des caractères imprimables et des espaces</text:span></text:span></text:p>
      <text:p text:style-name="P4"><text:span text:style-name="Police_20_par_20_défaut"><text:span text:style-name="T2"><text:s text:c="6"/>organisés en </text:span></text:span><text:span text:style-name="Police_20_par_20_défaut"><text:span text:style-name="T2">lignes successives, ces lignes étant séparées les unes des autres par un</text:span></text:span></text:p>
      <text:p text:style-name="P3"><text:s text:c="6"/>caractère spécial non imprimable appelé ≪ marqueur de fin de ligne ≫ : \n</text:p>
      <text:p text:style-name="P3"><text:s text:c="6"/>Il est très facile de traiter ce genre de fichiers sous Python.</text:p>
      <text:p text:style-name="P3"><text:s text:c="6"/>Les instructions suivantes créent un fichier texte de quatre lignes :</text:p>
      <text:p text:style-name="P4"><text:span text:style-name="Police_20_par_20_défaut"><text:span text:style-name="T22"><text:s text:c="5"/></text:span></text:span><text:span text:style-name="Police_20_par_20_défaut"><text:span text:style-name="T35">&gt;&gt;&gt; f = open("Fichiertexte", "w")</text:span></text:span></text:p>
      <text:p text:style-name="P12"><text:s text:c="5"/>&gt;&gt;&gt; f.write("Ceci est la ligne un\nVoici la ligne deux\n")</text:p>
      <text:p text:style-name="P12"><text:s text:c="5"/>&gt;&gt;&gt; f.write("Voici la ligne trois\nVoici la ligne quatre\n")</text:p>
      <text:p text:style-name="P12"><text:s text:c="5"/>&gt;&gt;&gt; f.close()</text:p>
      <text:p text:style-name="P3"><text:s text:c="6"/>Lors des opérations de lecture, les lignes d'un fichier texte peuvent être extraites</text:p>
      <text:p text:style-name="P3"><text:s text:c="6"/>séparément les unes des autres.</text:p>
      <text:p text:style-name="P4"><text:span text:style-name="Police_20_par_20_défaut"><text:span text:style-name="T2"><text:s text:c="6"/>La méthode </text:span></text:span><text:span text:style-name="Police_20_par_20_défaut"><text:span text:style-name="T5">readline()</text:span></text:span><text:span text:style-name="Police_20_par_20_défaut"><text:span text:style-name="T2">, par exemple, ne lit qu'une seule ligne à la fois (en incluant</text:span></text:span></text:p>
      <text:p text:style-name="P3"><text:s text:c="6"/>le caractère de fin de ligne) :</text:p>
      <text:p text:style-name="P4"><text:span text:style-name="Police_20_par_20_défaut"><text:span text:style-name="T2"><text:s text:c="6"/>La méthode </text:span></text:span><text:span text:style-name="Police_20_par_20_défaut"><text:span text:style-name="T5">readlines() </text:span></text:span><text:span text:style-name="Police_20_par_20_défaut"><text:span text:style-name="T2">transfère toutes les lignes restantes dans une liste de <text:s text:c="2"/></text:span></text:span></text:p>
      <text:p text:style-name="P3"><text:s text:c="6"/>chaines.</text:p>
      <text:p text:style-name="P3"><text:s text:c="6"/>Le script qui suit vous montre comment créer une fonction destinée à effectuer une <text:s text:c="3"/></text:p>
      <text:p text:style-name="P3"><text:s text:c="6"/>copie d'un fichier texte en omettant toutes les lignes qui commencent par un <text:s text:c="2"/></text:p>
      <text:p text:style-name="P4"><text:span text:style-name="Police_20_par_20_défaut"><text:span text:style-name="T2"><text:s text:c="6"/>caractère '</text:span></text:span><text:span text:style-name="Police_20_par_20_défaut"><text:span text:style-name="T5">#</text:span></text:span><text:span text:style-name="Police_20_par_20_défaut"><text:span text:style-name="T2">' :</text:span></text:span></text:p>
      <text:p text:style-name="P12"><text:s text:c="5"/>def filtre(source,destination):</text:p>
      <text:p text:style-name="P12"><text:s text:c="8"/>"recopier un fichier en éliminant les lignes de remarques"</text:p>
      <text:p text:style-name="P4"><text:span text:style-name="Police_20_par_20_défaut"><text:span text:style-name="T35"><text:s text:c="8"/></text:span></text:span><text:span text:style-name="Police_20_par_20_défaut"><text:span text:style-name="T38">fs = open(source, 'r')</text:span></text:span></text:p>
      <text:p text:style-name="P14"><text:s text:c="8"/>fd = open(destination, 'w')</text:p>
      <text:p text:style-name="P14"><text:s text:c="8"/>while 1:</text:p>
      <text:p text:style-name="P14"><text:s text:c="12"/>txt = fs.readline()</text:p>
      <text:p text:style-name="P14"><text:s text:c="12"/>if txt =='':</text:p>
      <text:p text:style-name="P14"><text:s text:c="16"/>break</text:p>
      <text:p text:style-name="P14"><text:s text:c="12"/>if txt[0] != '#':</text:p>
      <text:p text:style-name="P14"><text:s text:c="16"/>fd.write(txt)</text:p>
      <text:p text:style-name="P14"><text:s text:c="8"/>fs.close()</text:p>
      <text:p text:style-name="P4"><text:span text:style-name="Police_20_par_20_défaut"><text:span text:style-name="T38"><text:s text:c="8"/></text:span></text:span><text:span text:style-name="Police_20_par_20_défaut"><text:span text:style-name="T35">fd.close()</text:span></text:span></text:p>
      <text:p text:style-name="P12"><text:s text:c="8"/>return</text:p>
      <text:p text:style-name="P3"><text:s text:c="6"/>Pour appeler cette fonction, vous devez utiliser deux arguments : le nom du fichier <text:s/></text:p>
      <text:p text:style-name="P3"><text:s text:c="6"/>original, et le nom du fichier destiné à recevoir la copie filtrée.</text:p>
      <text:p text:style-name="P3"><text:s text:c="7"/>Exemple :</text:p>
      <text:p text:style-name="P4"><text:span text:style-name="Police_20_par_20_défaut"><text:span text:style-name="T22"><text:s text:c="9"/></text:span></text:span><text:span text:style-name="Police_20_par_20_défaut"><text:span text:style-name="T35">filtre('test.txt', 'test_f.txt')</text:span></text:span></text:p>
      <text:p text:style-name="P3"/>
      <text:p text:style-name="P4"><text:soft-page-break/><text:span text:style-name="Police_20_par_20_défaut"><text:span text:style-name="T2"><text:s text:c="2"/></text:span></text:span><text:span text:style-name="Police_20_par_20_défaut"><text:span text:style-name="T14">5°) Enregistrement et restitution de variables diverses</text:span></text:span></text:p>
      <text:p text:style-name="P3"><text:s text:c="5"/>La méthode write() utilise en argument une chaîne de caractères, donc pour</text:p>
      <text:p text:style-name="P3"><text:s text:c="5"/>enregistrer un autre type de valeurs il faut d'abord les transformer en chaîne de</text:p>
      <text:p text:style-name="P3"><text:s text:c="5"/>caractères, ce que l'on peut faire avec la fonction str() mais cela pose un problème</text:p>
      <text:p text:style-name="P3"><text:s text:c="5"/>pour les retransformer dans leur type d'origine lors de la lecture du fichier créé.</text:p>
      <text:p text:style-name="P3"><text:s text:c="5"/>Pour éviter cela, on utilise le module pickle.</text:p>
      <text:p text:style-name="P58"><text:s text:c="5"/>Exemple : <text:s text:c="54"/>Notez les affichages :</text:p>
      <text:p text:style-name="P44"><text:span text:style-name="Police_20_par_20_défaut"><text:span text:style-name="T2"><text:s text:c="10"/></text:span></text:span><text:span text:style-name="Police_20_par_20_défaut"><text:span text:style-name="T35">&gt;&gt;&gt; import pickle</text:span></text:span></text:p>
      <text:p text:style-name="P44"><text:span text:style-name="Police_20_par_20_défaut"><text:span text:style-name="T35"><text:s text:c="6"/></text:span></text:span><text:span text:style-name="Police_20_par_20_défaut"><text:span text:style-name="T38">&gt;&gt;&gt; a,b,c=27,12.96, [5,4.83,'René']</text:span></text:span></text:p>
      <text:p text:style-name="P49"><text:s text:c="6"/>&gt;&gt;&gt; f = open('donnees_test', 'wb')</text:p>
      <text:p text:style-name="P49"><text:s text:c="6"/>&gt;&gt;&gt; pickle.dump(a, f)</text:p>
      <text:p text:style-name="P49"><text:s text:c="6"/>&gt;&gt;&gt; pickle.dump(b, f)</text:p>
      <text:p text:style-name="P49"><text:s text:c="6"/>&gt;&gt;&gt; pickle.dump(c, f)</text:p>
      <text:p text:style-name="P49"><text:s text:c="6"/>&gt;&gt;&gt; f.close()</text:p>
      <text:p text:style-name="P49"><text:s text:c="6"/>&gt;&gt;&gt; f = open('donnees_test', 'rb')</text:p>
      <text:p text:style-name="P49"><text:s text:c="6"/>&gt;&gt;&gt; j= pickle.load(f)</text:p>
      <text:p text:style-name="P49"><text:s text:c="6"/>&gt;&gt;&gt; print(j, type(j)) <text:s text:c="9"/>…......................................</text:p>
      <text:p text:style-name="P49"><text:s text:c="6"/>&gt;&gt;&gt; k = pickle.load(f)</text:p>
      <text:p text:style-name="P49"><text:s text:c="6"/>&gt;&gt;&gt; print(k, type(k)) <text:s text:c="9"/>…......................................</text:p>
      <text:p text:style-name="P49"><text:s text:c="6"/>&gt;&gt;&gt; l = pickle.load(f)</text:p>
      <text:p text:style-name="P49"><text:s text:c="6"/>&gt;&gt;&gt; print(l, type(l)) <text:s text:c="9"/>…......................................</text:p>
      <text:p text:style-name="P44"><text:span text:style-name="Police_20_par_20_défaut"><text:span text:style-name="T38"><text:s text:c="6"/></text:span></text:span><text:span text:style-name="Police_20_par_20_défaut"><text:span text:style-name="T35">&gt;&gt;&gt; f.close()</text:span></text:span></text:p>
      <text:p text:style-name="P58"/>
      <text:p text:style-name="P3"><text:s text:c="5"/>Le fichier créé avec le module pickle n'est pas un fichier texte, c'est un fichier binaire.</text:p>
      <text:p text:style-name="P3"/>
      <text:p text:style-name="P58"><text:s text:c="5"/>Que fait la fonction dump ? …..................................................................</text:p>
      <text:p text:style-name="P58"><text:s text:c="5"/>Que fait la fonction load ? …...................................................................</text:p>
      <text:p text:style-name="P3"/>
      <text:p text:style-name="P4"><text:span text:style-name="Police_20_par_20_défaut"><text:span text:style-name="T2"><text:s text:c="2"/></text:span></text:span><text:span text:style-name="Police_20_par_20_défaut"><text:span text:style-name="T14">6°) Gestion des exceptions : les instructions try-except-else</text:span></text:span></text:p>
      <text:p text:style-name="P3"/>
      <text:p text:style-name="P3"><text:s text:c="6"/>Il est possible de prévoir à l'avance certaines erreurs qui peuvent se produire lors de</text:p>
      <text:p text:style-name="P3"><text:s text:c="6"/>l'exécution d'un programme à certains endroits de celui-ci. Pour cela on inclut des</text:p>
      <text:p text:style-name="P3"><text:s text:c="6"/>instructions particulières qui seront activées seulement si ces erreurs se produisent.</text:p>
      <text:p text:style-name="P3"><text:s text:c="5"/>C'est ce qu'on appelle le traitement des exceptions</text:p>
      <text:p text:style-name="P3"><text:s text:c="5"/>En Python, on utilise l'ensemble d'instructions try-except-else.</text:p>
      <text:p text:style-name="P3"><text:s text:c="6"/>Exemple : si on veut <text:s/>demander un fichier à un utilisateur dans le but de l'ouvrir en</text:p>
      <text:p text:style-name="P3"><text:s text:c="21"/>lecture. Si le nom entré ne correspond à aucun fichier on veut éviter que le</text:p>
      <text:p text:style-name="P3"><text:s text:c="21"/>programme plante.On écrira alors :</text:p>
      <text:p text:style-name="P4"><text:span text:style-name="Police_20_par_20_défaut"><text:span text:style-name="T41"><text:s text:c="10"/></text:span></text:span><text:span text:style-name="Police_20_par_20_défaut"><text:span text:style-name="T35">filename = input("Veuillez entrer un nom de fichier : ")</text:span></text:span></text:p>
      <text:p text:style-name="P4"><text:span text:style-name="Police_20_par_20_défaut"><text:span text:style-name="T35"><text:s text:c="12"/></text:span></text:span><text:span text:style-name="Police_20_par_20_défaut"><text:span text:style-name="T38">try:</text:span></text:span></text:p>
      <text:p text:style-name="P14"><text:s text:c="16"/>f = open(filename, "r")</text:p>
      <text:p text:style-name="P4"><text:span text:style-name="Police_20_par_20_défaut"><text:span text:style-name="T38"><text:s text:c="12"/></text:span></text:span><text:span text:style-name="Police_20_par_20_défaut"><text:span text:style-name="T35">except:</text:span></text:span></text:p>
      <text:p text:style-name="P12"><text:s text:c="16"/>print("Le fichier", filename, "est introuvable")</text:p>
      <text:p text:style-name="P16"/>
      <text:p text:style-name="P23">Exercice 1 :</text:p>
      <text:p text:style-name="P3"><text:s text:c="4"/>Ecrivez un script qui permette de créer et de relire aisément un fichier texte. Votre</text:p>
      <text:p text:style-name="P3"><text:s text:c="4"/>programme demandera d'abord à l'utilisateur d'entrer le nom du fichier. Ensuite il lui</text:p>
      <text:p text:style-name="P3"><text:s text:c="4"/>proposera le choix, soit d'enregistrer de nouvelles lignes de texte, soit d'afficher le <text:s text:c="2"/></text:p>
      <text:p text:style-name="P3"><text:s text:c="4"/>contenu du fichier. L'utilisateur devra pouvoir entrer ses lignes de texte successives en <text:s text:c="2"/></text:p>
      <text:p text:style-name="P3"><text:s text:c="4"/>utilisant simplement la touche &lt;Enter&gt; pour les séparer les unes des autres. Pour</text:p>
      <text:p text:style-name="P3"><text:s text:c="4"/>terminer les entrées, il lui suffira d'entrer une ligne vide (c'est-à-dire utiliser la touche <text:s/></text:p>
      <text:p text:style-name="P3"><text:s text:c="4"/>&lt;Enter&gt; seule).L'affichage du contenu devra montrer les lignes du fichier séparées les <text:s/></text:p>
      <text:p text:style-name="P3"><text:s text:c="4"/>unes des autres de la manière la plus naturelle (les codes de fin de ligne ne doivent pas</text:p>
      <text:p text:style-name="P3"><text:s text:c="4"/>apparaitre).</text:p>
      <text:p text:style-name="P23"><text:soft-page-break/>Exercice 2 :</text:p>
      <text:p text:style-name="P3"><text:s/>1. Écrivez un script qui permette d'encoder un fichier texte dont les lignes contiendront</text:p>
      <text:p text:style-name="P3"><text:s text:c="4"/>chacune les noms, prénom, adresse, code postal ,ville et n° de téléphone de différentes <text:s/></text:p>
      <text:p text:style-name="P3"><text:s text:c="4"/>personnes (considérez par exemple qu'il s'agit des membres d'un club)</text:p>
      <text:p text:style-name="P3"><text:s/>2. Écrivez un script qui recopie le fichier précédent, en y ajoutant l'année de naissance et <text:s/></text:p>
      <text:p text:style-name="P3"><text:s text:c="5"/>le sexe des personnes (l'ordinateur devra afficher les lignes une par une, et</text:p>
      <text:p text:style-name="P3"><text:s text:c="4"/>demander à l'utilisateur d'entrer pour chacune les données complémentaires).</text:p>
      <text:p text:style-name="P3"/>
      <text:p text:style-name="P29">B <text:s/>Approfondir les structures de données</text:p>
      <text:p text:style-name="P3"/>
      <text:p text:style-name="P4"><text:span text:style-name="Police_20_par_20_défaut"><text:span text:style-name="T4"><text:s text:c="2"/></text:span></text:span><text:span text:style-name="Police_20_par_20_défaut"><text:span text:style-name="T14">I <text:s/>Les chaînes de caractères :</text:span></text:span></text:p>
      <text:p text:style-name="P4"><text:span text:style-name="Police_20_par_20_défaut"><text:span text:style-name="T4"><text:s text:c="5"/></text:span></text:span><text:span text:style-name="Police_20_par_20_défaut"><text:span text:style-name="T14">1. Concaténation, répétition</text:span></text:span></text:p>
      <text:p text:style-name="P23"/>
      <text:p text:style-name="P58"><text:s text:c="8"/>Tapez les instructions suivantes et notez l'affichage obtenu</text:p>
      <text:p text:style-name="P44"><text:span text:style-name="Police_20_par_20_défaut"><text:span text:style-name="T2"><text:s text:c="10"/></text:span></text:span><text:span text:style-name="Police_20_par_20_défaut"><text:span text:style-name="T35">&gt;&gt;&gt; n = 'abc' + 'def' <text:s text:c="4"/># concaténation</text:span></text:span></text:p>
      <text:p text:style-name="P48"><text:s text:c="6"/>&gt;&gt;&gt; m = 'zut ! ' * 4 <text:s text:c="5"/># répétition</text:p>
      <text:p text:style-name="P48"><text:s text:c="6"/>&gt;&gt;&gt; print n, m</text:p>
      <text:p text:style-name="P43"><text:s text:c="6"/><text:span text:style-name="T65">abcdef zut ! zut ! zut ! zut ! </text:span></text:p>
      <text:p text:style-name="P7"/>
      <text:p text:style-name="P4"><text:span text:style-name="Police_20_par_20_défaut"><text:span text:style-name="T7"><text:s text:c="5"/></text:span></text:span><text:span text:style-name="Police_20_par_20_défaut"><text:span text:style-name="T12">2</text:span></text:span><text:span text:style-name="Police_20_par_20_défaut"><text:span text:style-name="T14">. Indiçage,extraction, longueur</text:span></text:span></text:p>
      <text:p text:style-name="P23"/>
      <text:p text:style-name="P44"><text:span text:style-name="Police_20_par_20_défaut"><text:span text:style-name="T4"><text:s text:c="10"/></text:span></text:span><text:span text:style-name="Police_20_par_20_défaut"><text:span text:style-name="T2">Tapez les </text:span></text:span><text:span text:style-name="Police_20_par_20_défaut"><text:span text:style-name="T2">instructions suivantes et notez l'affichage obtenu</text:span></text:span></text:p>
      <text:p text:style-name="P58"><text:s text:c="9"/>&gt;&gt;&gt; nom='Cédric'</text:p>
      <text:p text:style-name="P58"><text:s text:c="9"/>&gt;&gt;&gt; print(nom[1],nom[3]) <text:s text:c="5"/><text:span text:style-name="T65">é r</text:span></text:p>
      <text:p text:style-name="P58"><text:s text:c="9"/>&gt;&gt;&gt; print(nom[-1]) <text:s text:c="15"/><text:span text:style-name="T65">c</text:span></text:p>
      <text:p text:style-name="P58"><text:s text:c="9"/>&gt;&gt;&gt; print(nom[-3]) <text:s text:c="15"/><text:span text:style-name="T65">r</text:span></text:p>
      <text:p text:style-name="P58"><text:s text:c="9"/>A quoi correspond un indice négatif ?</text:p>
      <text:p text:style-name="P58"><text:s text:c="9"/>A l'index de la lettre en partant de la fin</text:p>
      <text:p text:style-name="P58"><text:s text:c="9"/>&gt;&gt;&gt; print(len(nom)) <text:s text:c="13"/><text:span text:style-name="T65">6</text:span></text:p>
      <text:p text:style-name="P58"><text:s text:c="9"/>&gt;&gt;&gt; print(nom[0:3]) <text:s text:c="13"/><text:span text:style-name="T65">Céd</text:span></text:p>
      <text:p text:style-name="P58"><text:s text:c="9"/>&gt;&gt;&gt; print(nom[:4]) <text:s text:c="15"/><text:span text:style-name="T65">Cédr</text:span></text:p>
      <text:p text:style-name="P58"><text:s text:c="9"/>&gt;&gt;&gt; print(nom[2:]) <text:s text:c="14"/>…...................................................................</text:p>
      <text:p text:style-name="P58"><text:s text:c="9"/>&gt;&gt;&gt; n='abc'+'def' <text:s text:c="16"/></text:p>
      <text:p text:style-name="P58"><text:s text:c="9"/>&gt;&gt;&gt; m='zut!'*4</text:p>
      <text:p text:style-name="P58"><text:s text:c="9"/>&gt;&gt;&gt; print(n,m) <text:s text:c="20"/>…......................................................................</text:p>
      <text:p text:style-name="P58"/>
      <text:p text:style-name="P30"><text:s text:c="5"/></text:p>
      <text:p text:style-name="P4"><text:span text:style-name="Police_20_par_20_défaut"><text:span text:style-name="T4"><text:s text:c="5"/></text:span></text:span><text:span text:style-name="Police_20_par_20_défaut"><text:span text:style-name="T14">3. </text:span></text:span><text:span text:style-name="Police_20_par_20_défaut"><text:span text:style-name="T20">Parcours d'une séquence. L'instruction for ... in …</text:span></text:span></text:p>
      <text:p text:style-name="P32"/>
      <text:p text:style-name="P58"><text:s text:c="9"/>Expliquez les instructions ci-dessous et donner l'affichage :</text:p>
      <text:p text:style-name="P44"><text:span text:style-name="Police_20_par_20_défaut"><text:span text:style-name="T2"><text:s text:c="9"/></text:span></text:span><text:span text:style-name="Police_20_par_20_défaut"><text:span text:style-name="T51">&gt;&gt;&gt; for car in nom:</text:span></text:span></text:p>
      <text:p text:style-name="P59"><text:tab/> <text:s text:c="17"/>print(car+'*',end='') <text:s text:c="8"/></text:p>
      <text:p text:style-name="P59"/>
      <text:p text:style-name="P59"/>
      <text:p text:style-name="P59"/>
      <text:p text:style-name="P59"><text:s text:c="9"/>&gt;&gt;&gt; liste=['chien','chat','tigre','chameau','rat']</text:p>
      <text:p text:style-name="P59"><text:s text:c="9"/>&gt;&gt;&gt; for animal in liste:</text:p>
      <text:p text:style-name="P44"><text:span text:style-name="Police_20_par_20_défaut"><text:span text:style-name="T51"><text:tab/> <text:s text:c="16"/></text:span></text:span><text:span text:style-name="Police_20_par_20_défaut"><text:span text:style-name="T2">print('la longueur de la chaine ',animal,' est: ',len(animal))</text:span></text:span></text:p>
      <text:p text:style-name="P58"/>
      <text:p text:style-name="P58"/>
      <text:p text:style-name="P58"/>
      <text:p text:style-name="P23"><text:soft-page-break/>Exercice 3 :</text:p>
      <text:p text:style-name="P3"><text:s text:c="4"/>Dans un conte américain, huit petits canetons s'appellent respectivement :</text:p>
      <text:p text:style-name="P4"><text:span text:style-name="Police_20_par_20_défaut"><text:span text:style-name="T2"><text:s text:c="11"/></text:span></text:span><text:span text:style-name="Police_20_par_20_défaut"><text:span text:style-name="T51">Jack, Kack, </text:span></text:span><text:span text:style-name="Police_20_par_20_défaut"><text:span text:style-name="T51">Lack,Mack, Nack, Oack, Pack et Qack.</text:span></text:span></text:p>
      <text:p text:style-name="P4"><text:span text:style-name="Police_20_par_20_défaut"><text:span text:style-name="T51"><text:s text:c="4"/></text:span></text:span><text:span text:style-name="Police_20_par_20_défaut"><text:span text:style-name="T2">Ecrivez un script qui génère tous ces noms à partir des deux chaines suivantes :</text:span></text:span></text:p>
      <text:p text:style-name="P4"><text:span text:style-name="Police_20_par_20_défaut"><text:span text:style-name="T5"><text:s text:c="22"/>prefixes = 'JKLMNOP' </text:span></text:span><text:span text:style-name="Police_20_par_20_défaut"><text:span text:style-name="T2">et </text:span></text:span><text:span text:style-name="Police_20_par_20_défaut"><text:span text:style-name="T5">suffixe = 'ack'</text:span></text:span></text:p>
      <text:p text:style-name="P3"><text:s text:c="9"/></text:p>
      <text:p text:style-name="P4"><text:span text:style-name="Police_20_par_20_défaut"><text:span text:style-name="T4"><text:s text:c="5"/></text:span></text:span><text:span text:style-name="Police_20_par_20_défaut"><text:span text:style-name="T14">4. Appartenance d'un élément à une séquence : </text:span></text:span><text:span text:style-name="Police_20_par_20_défaut"><text:span text:style-name="T14">l'instruction in utilisée seule.</text:span></text:span></text:p>
      <text:p text:style-name="P23"/>
      <text:p text:style-name="P3"><text:s text:c="6"/>On peut aussi utiliser l'instruction « in » seule :</text:p>
      <text:p text:style-name="P58"><text:s text:c="6"/>Tapez les instructions suivantes et donnez l'affichage :</text:p>
      <text:p text:style-name="P58"><text:s text:c="6"/>&gt;&gt;&gt; car='e'</text:p>
      <text:p text:style-name="P58"><text:s text:c="6"/>&gt;&gt;&gt; voyelles='aeiouyAEIOUY'</text:p>
      <text:p text:style-name="P58"><text:s text:c="6"/>&gt;&gt;&gt; if car in voyelles:</text:p>
      <text:p text:style-name="P58"><text:tab/> <text:s text:c="10"/>print(car,' est une voyelle') <text:s text:c="9"/>…..........................................................</text:p>
      <text:p text:style-name="P3"/>
      <text:p text:style-name="P4"><text:span text:style-name="Police_20_par_20_défaut"><text:span text:style-name="T4"><text:s text:c="4"/></text:span></text:span><text:span text:style-name="Police_20_par_20_défaut"><text:span text:style-name="T14">5. Les chaînes sont des séquences non modifiables :</text:span></text:span></text:p>
      <text:p text:style-name="P23"/>
      <text:p text:style-name="P58"><text:s text:c="8"/>Que produit la suite d'instructions suivantes qui cherchent à afficher 'Bonjour à tous'</text:p>
      <text:p text:style-name="P44"><text:span text:style-name="Police_20_par_20_défaut"><text:span text:style-name="T2"><text:s text:c="8"/></text:span></text:span><text:span text:style-name="Police_20_par_20_défaut"><text:span text:style-name="T36">&gt;&gt;</text:span></text:span><text:span text:style-name="Police_20_par_20_défaut"><text:span text:style-name="T36">&gt;</text:span></text:span><text:span text:style-name="Police_20_par_20_défaut"><text:span text:style-name="T35">salut = 'bonjour à tous'</text:span></text:span></text:p>
      <text:p text:style-name="P48"><text:s text:c="5"/>&gt;&gt;&gt;salut[0] = 'B'</text:p>
      <text:p text:style-name="P48"><text:s text:c="5"/>&gt;&gt;&gt;print (salut)</text:p>
      <text:p text:style-name="P44"><text:span text:style-name="Police_20_par_20_défaut"><text:span text:style-name="T53"><text:s text:c="8"/></text:span></text:span><text:span text:style-name="Police_20_par_20_défaut"><text:span text:style-name="T19">…......................................................................................................................</text:span></text:span></text:p>
      <text:p text:style-name="P44"><text:span text:style-name="Police_20_par_20_défaut"><text:span text:style-name="T19"><text:s text:c="7"/></text:span></text:span><text:span text:style-name="Police_20_par_20_défaut"><text:span text:style-name="T10">Modifier les deux dernières </text:span></text:span><text:span text:style-name="Police_20_par_20_défaut"><text:span text:style-name="T10">instructions pour obtenir le résultat voulu.</text:span></text:span></text:p>
      <text:p text:style-name="P7"/>
      <text:p text:style-name="P4"><text:span text:style-name="Police_20_par_20_défaut"><text:span text:style-name="T7"><text:s text:c="5"/></text:span></text:span><text:span text:style-name="Police_20_par_20_défaut"><text:span text:style-name="T12">6. Les chaînes sont comparables</text:span></text:span></text:p>
      <text:p text:style-name="P4"><text:span text:style-name="Police_20_par_20_défaut"><text:span text:style-name="T24"><text:s text:c="7"/></text:span></text:span><text:span text:style-name="Police_20_par_20_défaut"><text:span text:style-name="T35">mot = input("Entrez un mot quelconque : ")</text:span></text:span></text:p>
      <text:p text:style-name="P12"><text:s text:c="4"/>if mot &lt; "limonade":</text:p>
      <text:p text:style-name="P12"><text:s text:c="9"/>place = "précède"</text:p>
      <text:p text:style-name="P12"><text:s text:c="4"/>elif mot &gt; "limonade":</text:p>
      <text:p text:style-name="P12"><text:s text:c="9"/>place = "suit"</text:p>
      <text:p text:style-name="P12"><text:s text:c="4"/>else:</text:p>
      <text:p text:style-name="P12"><text:s text:c="9"/>place = "se confond avec"</text:p>
      <text:p text:style-name="P12"><text:s text:c="4"/>print("Le mot", mot, place, "le mot 'limonade' dans l'ordre alphabétique")</text:p>
      <text:p text:style-name="P12"/>
      <text:p text:style-name="P4"><text:span text:style-name="Police_20_par_20_défaut"><text:span text:style-name="T35"><text:s text:c="4"/></text:span></text:span><text:span text:style-name="Police_20_par_20_défaut"><text:span text:style-name="T2">Ces comparaisons sont possibles, parce que les caractères alphabétiques qui <text:s/></text:span></text:span></text:p>
      <text:p text:style-name="P3"><text:s text:c="6"/>constituent une chaîne de caractères sont mémorisés dans la mémoire de l'ordinateur</text:p>
      <text:p text:style-name="P3"><text:s text:c="6"/>sous forme de nombres binaires dont la valeur est liée à la place qu'occupe le</text:p>
      <text:p text:style-name="P3"><text:s text:c="6"/>caractère dans l'alphabet. Dans le système de codage ASCII, par exemple, A=65,</text:p>
      <text:p text:style-name="P3"><text:s text:c="6"/>B=66, C=67, etc.</text:p>
      <text:p text:style-name="P35"/>
      <text:p text:style-name="P4"><text:span text:style-name="Police_20_par_20_défaut"><text:span text:style-name="T18"><text:s text:c="5"/></text:span></text:span><text:span text:style-name="Police_20_par_20_défaut"><text:span text:style-name="T11">7. Classement des caractères</text:span></text:span></text:p>
      <text:p text:style-name="P4"><text:span text:style-name="Police_20_par_20_défaut"><text:span text:style-name="T18"><text:s/></text:span></text:span><text:span text:style-name="Police_20_par_20_défaut"><text:span text:style-name="T18"><text:s text:c="6"/></text:span></text:span><text:span text:style-name="Police_20_par_20_défaut"><text:span text:style-name="T54"><text:s text:c="2"/>La fonction ci dessous renvoie vrai si le caractère en argument est une minuscule</text:span></text:span></text:p>
      <text:p text:style-name="P4"><text:span text:style-name="Police_20_par_20_défaut"><text:span text:style-name="T54"><text:s text:c="9"/></text:span></text:span><text:span text:style-name="Police_20_par_20_défaut"><text:span text:style-name="T18"><text:s/></text:span></text:span><text:span text:style-name="Police_20_par_20_défaut"><text:span text:style-name="T39">def minuscule(ch):</text:span></text:span></text:p>
      <text:p text:style-name="P14"><text:s text:c="10"/>if 'a' &lt;= ch &lt;= 'z' :</text:p>
      <text:p text:style-name="P4"><text:span text:style-name="Police_20_par_20_défaut"><text:span text:style-name="T38"><text:s text:c="14"/></text:span></text:span><text:span text:style-name="Police_20_par_20_défaut"><text:span text:style-name="T35">return 1</text:span></text:span></text:p>
      <text:p text:style-name="P12"><text:s text:c="10"/>else:</text:p>
      <text:p text:style-name="P12"><text:s text:c="14"/>return 0</text:p>
      <text:p text:style-name="P33"/>
      <text:p text:style-name="P24">Exercice 4 :</text:p>
      <text:list xml:id="list4400863057586604217" text:style-name="L1">
        <text:list-item>
          <text:p text:style-name="P64">Ecrire une fonction qui renvoie vrai si le caractère en argument est une majuscule.</text:p>
        </text:list-item>
        <text:list-item>
          <text:p text:style-name="P64">Ecrire un script qui compte le nombre de majuscules dans une phrase donnée.</text:p>
        </text:list-item>
      </text:list>
      <text:p text:style-name="P36"/>
      <text:p text:style-name="P36"/>
      <text:p text:style-name="P3"><text:soft-page-break/><text:s text:c="7"/>La fonction ord(ch) est une fonction dont l'argument ch est un caractère qui renvoie <text:s/></text:p>
      <text:p text:style-name="P3"><text:s text:c="7"/>la valeur de l'identifiant numérique du caractère ch.</text:p>
      <text:p text:style-name="P3"><text:s text:c="7"/>Exemple : ord('A') renvoie 65</text:p>
      <text:p text:style-name="P3"><text:s text:c="7"/>La fonction chr(num) fait exactement le contraire</text:p>
      <text:p text:style-name="P3"><text:s text:c="7"/>Exemple : chr(65) renvoie 'A'</text:p>
      <text:p text:style-name="P3"><text:s text:c="5"/></text:p>
      <text:p text:style-name="P23">Exercice 5 :</text:p>
      <text:list xml:id="list6396626988056960921" text:style-name="L2">
        <text:list-item>
          <text:p text:style-name="P65">Ecrivez un petit script qui affiche une table des codes ASCII. Le programme doit afficher tous les caractères alphabétiques non accentués en regard des codes correspondants.</text:p>
        </text:list-item>
      </text:list>
      <text:p text:style-name="P3">A partir de cette table, établissez la relation numérique reliant chaque caractère majuscule à chaque caractère minuscule. -</text:p>
      <text:list xml:id="list31720408" text:continue-numbering="true" text:style-name="L2">
        <text:list-item>
          <text:p text:style-name="P65">A partir de la relation trouvée, écrivez une fonction qui convertit tous les caractères majuscules d'une phrase donnée en minuscules et vice versa.</text:p>
        </text:list-item>
      </text:list>
      <text:p text:style-name="P3"/>
      <text:p text:style-name="P4"><text:span text:style-name="Police_20_par_20_défaut"><text:span text:style-name="T2"><text:s text:c="5"/></text:span></text:span><text:span text:style-name="Police_20_par_20_défaut"><text:span text:style-name="T14">8. Les chaînes sont des objets</text:span></text:span></text:p>
      <text:p text:style-name="P4"><text:span text:style-name="Police_20_par_20_défaut"><text:span text:style-name="T2"><text:s text:c="7"/></text:span></text:span><text:span text:style-name="Police_20_par_20_défaut"><text:span text:style-name="T55"><text:s text:c="4"/></text:span></text:span><text:span text:style-name="Police_20_par_20_défaut"><text:span text:style-name="T2">On peut effectuer de nombreux traitements sur les chaines de caractères en <text:s/></text:span></text:span></text:p>
      <text:p text:style-name="P3"><text:s text:c="10"/>utilisant des méthodes appropriées. En voici quelques unes, choisies parmi les plus</text:p>
      <text:p text:style-name="P3"><text:s text:c="10"/>utiles, testez les exemples et notez les affichages:</text:p>
      <text:p text:style-name="P4"><text:span text:style-name="Police_20_par_20_défaut"><text:span text:style-name="T56"><text:s text:c="8"/></text:span></text:span><text:span text:style-name="Police_20_par_20_défaut"><text:span text:style-name="T57">• </text:span></text:span><text:span text:style-name="Police_20_par_20_défaut"><text:span text:style-name="T5">split() : </text:span></text:span><text:span text:style-name="Police_20_par_20_défaut"><text:span text:style-name="T2">convertit une chaine en une liste de sous-chaines. On peut choisir le <text:s/></text:span></text:span></text:p>
      <text:p text:style-name="P3"><text:s text:c="24"/>caractère séparateur en le fournissant comme argument, sinon c'est un <text:s text:c="2"/></text:p>
      <text:p text:style-name="P3"><text:s text:c="24"/>espace, par défaut :</text:p>
      <text:p text:style-name="P44"><text:span text:style-name="Police_20_par_20_défaut"><text:span text:style-name="T22"><text:s text:c="8"/></text:span></text:span><text:span text:style-name="Police_20_par_20_défaut"><text:span text:style-name="T42">&gt;&gt;&gt; c2 ="Votez pour moi"</text:span></text:span></text:p>
      <text:p text:style-name="P44"><text:span text:style-name="Police_20_par_20_défaut"><text:span text:style-name="T42"><text:s text:c="7"/></text:span></text:span><text:span text:style-name="Police_20_par_20_défaut"><text:span text:style-name="T45">&gt;&gt;&gt; a = c2.split()</text:span></text:span></text:p>
      <text:p text:style-name="P50"><text:s text:c="7"/>&gt;&gt;&gt; print(a) <text:s text:c="13"/>….......................................</text:p>
      <text:p text:style-name="P44"><text:span text:style-name="Police_20_par_20_défaut"><text:span text:style-name="T45"><text:s text:c="7"/></text:span></text:span><text:span text:style-name="Police_20_par_20_défaut"><text:span text:style-name="T42">&gt;&gt;&gt; c4 ="Cet exemple, parmi d'autres, peut encore servir"</text:span></text:span></text:p>
      <text:p text:style-name="P52"><text:s text:c="7"/>&gt;&gt;&gt; c4.split(",") <text:s text:c="8"/>….......................................</text:p>
      <text:p text:style-name="P7"/>
      <text:p text:style-name="P4"><text:span text:style-name="Police_20_par_20_défaut"><text:span text:style-name="T56"><text:s text:c="8"/></text:span></text:span><text:span text:style-name="Police_20_par_20_défaut"><text:span text:style-name="T58">• </text:span></text:span><text:span text:style-name="Police_20_par_20_défaut"><text:span text:style-name="T5">join(liste) : </text:span></text:span><text:span text:style-name="Police_20_par_20_défaut"><text:span text:style-name="T2">rassemble une liste de chaines en une seule.</text:span></text:span></text:p>
      <text:p text:style-name="P3"><text:s text:c="25"/>Attention : la chaine à laquelle on applique cette méthode est celle qui <text:s/></text:p>
      <text:p text:style-name="P3"><text:s text:c="41"/>servira de séparateur (un ou plusieurs caracteres);</text:p>
      <text:p text:style-name="P3"><text:s text:c="31"/>l'argument transmis est la liste des chaines à rassembler :</text:p>
      <text:p text:style-name="P52"><text:s text:c="8"/>&gt;&gt;&gt; b2 = ["Salut","les","copains"]</text:p>
      <text:p text:style-name="P52"><text:s text:c="8"/>&gt;&gt;&gt; print (" ".join(b2)) <text:s text:c="2"/>….....................................</text:p>
      <text:p text:style-name="P52"><text:s text:c="8"/>&gt;&gt;&gt; print ("---".join(b2)) ….....................................</text:p>
      <text:p text:style-name="P17"/>
      <text:p text:style-name="P4"><text:span text:style-name="Police_20_par_20_défaut"><text:span text:style-name="T58"><text:s text:c="9"/>• </text:span></text:span><text:span text:style-name="Police_20_par_20_défaut"><text:span text:style-name="T5">find(sch) : </text:span></text:span><text:span text:style-name="Police_20_par_20_défaut"><text:span text:style-name="T2">cherche la po</text:span></text:span><text:span text:style-name="Police_20_par_20_défaut"><text:span text:style-name="T2">sition d'une sous-chaine </text:span></text:span><text:span text:style-name="Police_20_par_20_défaut"><text:span text:style-name="T5">sch </text:span></text:span><text:span text:style-name="Police_20_par_20_défaut"><text:span text:style-name="T2">dans la chaine :</text:span></text:span></text:p>
      <text:p text:style-name="P52"><text:s text:c="7"/>&gt;&gt;&gt; ch1 = "Cette leçon vaut bien un fromage, sans doute ?"</text:p>
      <text:p text:style-name="P44"><text:span text:style-name="Police_20_par_20_défaut"><text:span text:style-name="T42"><text:s text:c="7"/></text:span></text:span><text:span text:style-name="Police_20_par_20_défaut"><text:span text:style-name="T45">&gt;&gt;&gt; ch2 = "fromage"</text:span></text:span></text:p>
      <text:p text:style-name="P50"><text:s text:c="7"/>&gt;&gt;&gt; print (ch1.find(ch2)) <text:s text:c="4"/>….......................</text:p>
      <text:p text:style-name="P20"/>
      <text:p text:style-name="P4"><text:span text:style-name="Police_20_par_20_défaut"><text:span text:style-name="T52"><text:s text:c="9"/></text:span></text:span><text:span text:style-name="Police_20_par_20_défaut"><text:span text:style-name="T58">• </text:span></text:span><text:span text:style-name="Police_20_par_20_défaut"><text:span text:style-name="T5">count(sch) : </text:span></text:span><text:span text:style-name="Police_20_par_20_défaut"><text:span text:style-name="T2">compte le nombre de </text:span></text:span><text:span text:style-name="Police_20_par_20_défaut"><text:span text:style-name="T2">sous-chaines </text:span></text:span><text:span text:style-name="Police_20_par_20_défaut"><text:span text:style-name="T5">sch </text:span></text:span><text:span text:style-name="Police_20_par_20_défaut"><text:span text:style-name="T2">dans la chaine :</text:span></text:span></text:p>
      <text:p text:style-name="P52"><text:s text:c="7"/>&gt;&gt;&gt; ch1 = "Le héron au long bec emmanché d'un long cou"</text:p>
      <text:p text:style-name="P44"><text:span text:style-name="Police_20_par_20_défaut"><text:span text:style-name="T42"><text:s text:c="7"/></text:span></text:span><text:span text:style-name="Police_20_par_20_défaut"><text:span text:style-name="T45">&gt;&gt;&gt; ch2 = 'long'</text:span></text:span></text:p>
      <text:p text:style-name="P50"><text:s text:c="7"/>&gt;&gt;&gt; print (ch1.count(ch2)) <text:s/>….....................</text:p>
      <text:p text:style-name="P61"/>
      <text:p text:style-name="P62"><text:span text:style-name="Police_20_par_20_défaut"><text:span text:style-name="T52"><text:s text:c="9"/></text:span></text:span><text:span text:style-name="Police_20_par_20_défaut"><text:span text:style-name="T58">• </text:span></text:span><text:span text:style-name="Police_20_par_20_défaut"><text:span text:style-name="T5">lower() : </text:span></text:span><text:span text:style-name="Police_20_par_20_défaut"><text:span text:style-name="T2">convertit une chaine en minuscules :</text:span></text:span></text:p>
      <text:p text:style-name="P52"><text:s text:c="8"/>&gt;&gt;&gt; ch ="ATTENTION : Danger !"</text:p>
      <text:p text:style-name="P52"><text:s text:c="8"/>&gt;&gt;&gt; print (ch.lower()) <text:s text:c="6"/>…..................................</text:p>
      <text:p text:style-name="P37"/>
      <text:p text:style-name="P4"><text:span text:style-name="Police_20_par_20_défaut"><text:span text:style-name="T58"><text:s text:c="9"/>• </text:span></text:span><text:span text:style-name="Police_20_par_20_défaut"><text:span text:style-name="T5">upper() : </text:span></text:span><text:span text:style-name="Police_20_par_20_défaut"><text:span text:style-name="T2">convertit une chaine en majuscules :</text:span></text:span></text:p>
      <text:p text:style-name="P52"><text:s text:c="8"/>&gt;&gt;&gt; ch = "Merci beaucoup"</text:p>
      <text:p text:style-name="P52"><text:s text:c="8"/>&gt;&gt;&gt; print (ch.upper()) <text:s text:c="5"/>…...................................</text:p>
      <text:p text:style-name="P4"><text:soft-page-break/><text:span text:style-name="Police_20_par_20_défaut"><text:span text:style-name="T58"><text:s text:c="9"/>• </text:span></text:span><text:span text:style-name="Police_20_par_20_défaut"><text:span text:style-name="T8">title</text:span></text:span><text:span text:style-name="Police_20_par_20_défaut"><text:span text:style-name="T5">() : </text:span></text:span><text:span text:style-name="Police_20_par_20_défaut"><text:span text:style-name="T2">convertit en majuscule l'initiale de chaque mot :</text:span></text:span></text:p>
      <text:p text:style-name="P44"><text:span text:style-name="Police_20_par_20_défaut"><text:span text:style-name="T2"><text:s text:c="16"/></text:span></text:span><text:span text:style-name="Police_20_par_20_défaut"><text:span text:style-name="T43">&gt;&gt;&gt; ch='albert rené élise léa jean'</text:span></text:span></text:p>
      <text:p text:style-name="P53"><text:s text:c="9"/>&gt;&gt;&gt; print(ch.title()) <text:s text:c="5"/>...................................</text:p>
      <text:p text:style-name="P18"/>
      <text:p text:style-name="P4"><text:span text:style-name="Police_20_par_20_défaut"><text:span text:style-name="T58"><text:s text:c="9"/>• </text:span></text:span><text:span text:style-name="Police_20_par_20_défaut"><text:span text:style-name="T5">capitalize() : </text:span></text:span><text:span text:style-name="Police_20_par_20_défaut"><text:span text:style-name="T2">convertit en majuscule la p</text:span></text:span><text:span text:style-name="Police_20_par_20_défaut"><text:span text:style-name="T2">remiere lettre d'une chaine :</text:span></text:span></text:p>
      <text:p text:style-name="P52"><text:s text:c="9"/>&gt;&gt;&gt; b3 = "quel beau temps, aujourd'hui !"</text:p>
      <text:p text:style-name="P52"><text:s text:c="9"/>&gt;&gt;&gt; print(b3.capitalize()) <text:s/>…...................................</text:p>
      <text:p text:style-name="P7"/>
      <text:p text:style-name="P4"><text:span text:style-name="Police_20_par_20_défaut"><text:span text:style-name="T58"><text:s text:c="9"/>• </text:span></text:span><text:span text:style-name="Police_20_par_20_défaut"><text:span text:style-name="T5">swapcase() : </text:span></text:span><text:span text:style-name="Police_20_par_20_défaut"><text:span text:style-name="T2">convertit toutes les majuscules en minuscules et vice-versa :</text:span></text:span></text:p>
      <text:p text:style-name="P52"><text:s text:c="9"/>&gt;&gt;&gt; ch5 = "La CIGALE et la FOURMI"</text:p>
      <text:p text:style-name="P52"><text:s text:c="9"/>&gt;&gt;&gt; print(ch5.swapcase()) <text:s text:c="2"/>…..................................</text:p>
      <text:p text:style-name="P43"/>
      <text:p text:style-name="P4"><text:span text:style-name="Police_20_par_20_défaut"><text:span text:style-name="T58"><text:s text:c="9"/>• </text:span></text:span><text:span text:style-name="Police_20_par_20_défaut"><text:span text:style-name="T5">strip() : </text:span></text:span><text:span text:style-name="Police_20_par_20_défaut"><text:span text:style-name="T2">enlève les espaces éventuels au début et à la fin de la chaine :</text:span></text:span></text:p>
      <text:p text:style-name="P44"><text:span text:style-name="Police_20_par_20_défaut"><text:span text:style-name="T42"><text:s text:c="9"/></text:span></text:span><text:span text:style-name="Police_20_par_20_défaut"><text:span text:style-name="T45">&gt;&gt;&gt; ch = " Monty Python "</text:span></text:span></text:p>
      <text:p text:style-name="P50"><text:s text:c="9"/>&gt;&gt;&gt; ch.strip() <text:s text:c="7"/>….....................................</text:p>
      <text:p text:style-name="P8"/>
      <text:p text:style-name="P4"><text:span text:style-name="Police_20_par_20_défaut"><text:span text:style-name="T52"><text:s text:c="9"/></text:span></text:span><text:span text:style-name="Police_20_par_20_défaut"><text:span text:style-name="T58">• </text:span></text:span><text:span text:style-name="Police_20_par_20_défaut"><text:span text:style-name="T5">replace(c1, c2) : </text:span></text:span><text:span text:style-name="Police_20_par_20_défaut"><text:span text:style-name="T2">remplace tous les caractères </text:span></text:span><text:span text:style-name="Police_20_par_20_défaut"><text:span text:style-name="T5">c1 </text:span></text:span><text:span text:style-name="Police_20_par_20_défaut"><text:span text:style-name="T2">par des caractères </text:span></text:span><text:span text:style-name="Police_20_par_20_défaut"><text:span text:style-name="T5">c2 </text:span></text:span><text:span text:style-name="Police_20_par_20_défaut"><text:span text:style-name="T2">dans la <text:s/></text:span></text:span></text:p>
      <text:p text:style-name="P3"><text:s text:c="38"/>chaine :</text:p>
      <text:p text:style-name="P52"><text:s text:c="9"/>&gt;&gt;&gt; ch8 = "Si ce n'est toi c'est donc ton frère"</text:p>
      <text:p text:style-name="P52"><text:s text:c="9"/>&gt;&gt;&gt; print(ch8.replace(" ","*")) …...............................</text:p>
      <text:p text:style-name="P7"/>
      <text:p text:style-name="P4"><text:span text:style-name="Police_20_par_20_défaut"><text:span text:style-name="T59"><text:s text:c="14"/>•</text:span></text:span><text:span text:style-name="Police_20_par_20_défaut"><text:span text:style-name="T8"> </text:span></text:span><text:span text:style-name="Police_20_par_20_défaut"><text:span text:style-name="T5">index(c) : </text:span></text:span><text:span text:style-name="Police_20_par_20_défaut"><text:span text:style-name="T2">retrouve l'index de la 1ere occurrence du caractère </text:span></text:span><text:span text:style-name="Police_20_par_20_défaut"><text:span text:style-name="T5">c </text:span></text:span><text:span text:style-name="Police_20_par_20_défaut"><text:span text:style-name="T2">dans la chaine :</text:span></text:span></text:p>
      <text:p text:style-name="P52"><text:s text:c="9"/>&gt;&gt;&gt; ch9 ="Portez ce vieux whisky au juge blond qui fume"</text:p>
      <text:p text:style-name="P52"><text:s text:c="9"/>&gt;&gt;&gt; print(ch9.index("w")) <text:s text:c="2"/>…..................................</text:p>
      <text:p text:style-name="P7"/>
      <text:p text:style-name="P3"><text:s text:c="8"/>Dans la plupart de ces méthodes, il est possible de préciser quelle portion de la <text:s/></text:p>
      <text:p text:style-name="P3"><text:s text:c="8"/>chaine doit être traitée, en ajoutant des arguments supplémentaires.</text:p>
      <text:p text:style-name="P3"><text:s text:c="9"/>Exemple :</text:p>
      <text:p text:style-name="P12"><text:s text:c="6"/>&gt;&gt;&gt; print(ch9.index("e")) # cherche à partir du début de la chaîne</text:p>
      <text:p text:style-name="P12"><text:s text:c="9"/>4 <text:s text:c="20"/># et trouve le premier 'e'</text:p>
      <text:p text:style-name="P12"><text:s text:c="6"/>&gt;&gt;&gt; print(ch9.index("e",5)) # cherche seulement à partir de l'indice 5</text:p>
      <text:p text:style-name="P12"><text:s text:c="9"/>8 <text:s text:c="23"/># et trouve le second 'e'</text:p>
      <text:p text:style-name="P12"><text:s text:c="6"/>&gt;&gt;&gt; print(ch9.index("e",15)) # cherche à partir du caractère n° 15</text:p>
      <text:p text:style-name="P12"><text:s text:c="9"/>29 <text:s text:c="23"/># et trouve le quatrième 'e'</text:p>
      <text:p text:style-name="P38"/>
      <text:p text:style-name="P4"><text:span text:style-name="Police_20_par_20_défaut"><text:span text:style-name="T4"><text:s text:c="5"/></text:span></text:span><text:span text:style-name="Police_20_par_20_défaut"><text:span text:style-name="T14">9. </text:span></text:span><text:span text:style-name="Police_20_par_20_défaut"><text:span text:style-name="T11">Formatage des chaînes de caractères</text:span></text:span></text:p>
      <text:p text:style-name="P3"><text:s text:c="9"/>Pour terminer ce tour d'horizon des fonctionnalités associées aux chaines de</text:p>
      <text:p text:style-name="P4"><text:span text:style-name="Police_20_par_20_défaut"><text:span text:style-name="T2"><text:s text:c="9"/>caractères, nous allons nous intéresser au </text:span></text:span><text:span text:style-name="Police_20_par_20_défaut"><text:span text:style-name="T17">formatage</text:span></text:span><text:span text:style-name="Police_20_par_20_défaut"><text:span text:style-name="T2">. Cette technique se</text:span></text:span></text:p>
      <text:p text:style-name="P3"><text:s text:c="9"/>révèle particulièrement utile dans tous les cas où vous devez construire une chaine</text:p>
      <text:p text:style-name="P3"><text:s text:c="9"/>de caractères complexe à partir d'un certain nombre de morceaux, tels que les</text:p>
      <text:p text:style-name="P3"><text:s text:c="9"/>valeurs de variables diverses.</text:p>
      <text:p text:style-name="P3"><text:s text:c="9"/>Python offre une possibilité qui consiste à préparer une chaine « patron » contenant</text:p>
      <text:p text:style-name="P3"><text:s text:c="9"/>l'essentiel du texte invariable avec des balises particulières aux endroits (les <text:s text:c="2"/></text:p>
      <text:p text:style-name="P3"><text:s text:c="9"/>champs) où vous souhaitez qu'apparaissent des contenus variables. Vous appliquez</text:p>
      <text:p text:style-name="P3"><text:s text:c="9"/>ensuite à cette chaine la méthode format() à laquelle vous fournirez comme</text:p>
      <text:p text:style-name="P3"><text:s text:c="9"/>arguments les divers objets à convertir en caractères et à insérer en remplacement</text:p>
      <text:p text:style-name="P3"><text:s text:c="9"/>des balises. Les balises à utiliser sont constituées d'accolades, contenant ou non des</text:p>
      <text:p text:style-name="P3"><text:s text:c="9"/>indications de formatage :</text:p>
      <text:p text:style-name="P3"><text:s text:c="9"/>Testez les exemples suivants et noter les affichages :</text:p>
      <text:p text:style-name="P44"><text:span text:style-name="Police_20_par_20_défaut"><text:span text:style-name="T2"><text:s text:c="9"/></text:span></text:span><text:span text:style-name="Police_20_par_20_défaut"><text:span text:style-name="T43">&gt;&gt;&gt; pi =3.1416</text:span></text:span></text:p>
      <text:p text:style-name="P53"><text:s text:c="5"/>&gt;&gt;&gt; r =4.7</text:p>
      <text:p text:style-name="P53"><text:s text:c="5"/>&gt;&gt;&gt; ch ="l'aire d'un disque de rayon {} est égale à {}."</text:p>
      <text:p text:style-name="P53"><text:s text:c="5"/>&gt;&gt;&gt; print(ch.format(r, pi * r**2))</text:p>
      <text:p text:style-name="P58"><text:s text:c="9"/>…................................................................................................................</text:p>
      <text:p text:style-name="P44"><text:soft-page-break/><text:span text:style-name="Police_20_par_20_défaut"><text:span text:style-name="T2"><text:s text:c="8"/></text:span></text:span><text:span text:style-name="Police_20_par_20_défaut"><text:span text:style-name="T4"><text:s/></text:span></text:span><text:span text:style-name="Police_20_par_20_défaut"><text:span text:style-name="T43">&gt;&gt;&gt; phrase ="le{0} chien{0} aboie{1} et le{0} chat{0} miaule{1}."</text:span></text:span></text:p>
      <text:p text:style-name="P53"><text:s text:c="5"/>&gt;&gt;&gt; print(phrase.format("",""))</text:p>
      <text:p text:style-name="P53"><text:s text:c="5"/>....................................................................</text:p>
      <text:p text:style-name="P53"><text:s text:c="5"/>&gt;&gt;&gt; print(phrase.format("s","nt"))</text:p>
      <text:p text:style-name="P53"><text:s text:c="5"/>....................................................................</text:p>
      <text:p text:style-name="P3"/>
      <text:p text:style-name="P44"><text:span text:style-name="Police_20_par_20_défaut"><text:span text:style-name="T2"><text:s text:c="9"/></text:span></text:span><text:span text:style-name="Police_20_par_20_défaut"><text:span text:style-name="T49">&gt;&gt;</text:span></text:span><text:span text:style-name="Police_20_par_20_défaut"><text:span text:style-name="T43">&gt; ch ="l'aire d'un disque de rayon {} est égale à {:8.2f}."</text:span></text:span></text:p>
      <text:p text:style-name="P53"><text:s text:c="5"/>&gt;&gt;&gt; print(ch.format(r, pi * r**2))</text:p>
      <text:p text:style-name="P53"><text:s text:c="5"/>....................................................................</text:p>
      <text:p text:style-name="P53"><text:s text:c="5"/>&gt;&gt;&gt; ch ="l'aire d'un disque de rayon {0} est égale à {1:6.2e}."</text:p>
      <text:p text:style-name="P53"><text:s text:c="5"/>&gt;&gt;&gt; print(ch.format(r, pi * r**2))</text:p>
      <text:p text:style-name="P53"><text:s text:c="5"/>....................................................................</text:p>
      <text:p text:style-name="P3"/>
      <text:p text:style-name="P44"><text:span text:style-name="Police_20_par_20_défaut"><text:span text:style-name="T2"><text:s text:c="9"/></text:span></text:span><text:span text:style-name="Police_20_par_20_défaut"><text:span text:style-name="T43">&gt;&gt;&gt; n =789</text:span></text:span></text:p>
      <text:p text:style-name="P53"><text:s text:c="5"/>&gt;&gt;&gt; txt ="Le nombre {0:d} (décimal) vaut {0:x} en hexadécimal et <text:s/></text:p>
      <text:p text:style-name="P53"><text:s text:c="15"/>{0:b} en binaire."</text:p>
      <text:p text:style-name="P53"><text:s text:c="5"/>&gt;&gt;&gt; print(txt.format(n))</text:p>
      <text:p text:style-name="P53"><text:s text:c="5"/>...................................................................</text:p>
      <text:p text:style-name="P18"/>
      <text:p text:style-name="P4"><text:span text:style-name="Police_20_par_20_défaut"><text:span text:style-name="T2"><text:s text:c="2"/></text:span></text:span><text:span text:style-name="Police_20_par_20_défaut"><text:span text:style-name="T14">II Les listes</text:span></text:span></text:p>
      <text:p text:style-name="P30"><text:s text:c="5"/>1°) Définition d'une liste-accès à ses éléments</text:p>
      <text:p text:style-name="P4"><text:span text:style-name="Police_20_par_20_défaut"><text:span text:style-name="T4"><text:s text:c="9"/></text:span></text:span><text:span text:style-name="Police_20_par_20_défaut"><text:span text:style-name="T2"><text:s text:c="2"/>Création d'une liste grâce aux crochets</text:span></text:span></text:p>
      <text:p text:style-name="P3"><text:s text:c="10"/>exemple : &gt;&gt;&gt; nombres=[5,38,10,25]</text:p>
      <text:p text:style-name="P3"><text:s text:c="10"/>Dans une liste, les éléments peuvent être de types différents.</text:p>
      <text:p text:style-name="P3"><text:s text:c="10"/>On accéde aux éléments d'une liste grâce à leurs indices (comme pour les chaînes</text:p>
      <text:p text:style-name="P3"><text:s text:c="10"/>de caractères)</text:p>
      <text:p text:style-name="P4"><text:span text:style-name="Police_20_par_20_défaut"><text:span text:style-name="T2"><text:s text:c="5"/></text:span></text:span><text:span text:style-name="Police_20_par_20_défaut"><text:span text:style-name="T14">2°) Les listes sont modifiables</text:span></text:span></text:p>
      <text:p text:style-name="P3"><text:s text:c="10"/>On peut écrire &gt;&gt;&gt; nombres[0]=17</text:p>
      <text:p text:style-name="P3"><text:s text:c="31"/>&gt;&gt;&gt; print(nombres) <text:s/>donne alors [17,38,10,25]</text:p>
      <text:p text:style-name="P3"/>
      <text:p text:style-name="P3"><text:s text:c="10"/>On peut aussi avoir : &gt;&gt;&gt; elements=[75,'gens', 8.5,['pierre',19,257]]</text:p>
      <text:p text:style-name="P3"><text:s text:c="40"/>&gt;&gt;&gt; <text:s/>elements[3][1]=33</text:p>
      <text:p text:style-name="P3"><text:s text:c="40"/>&gt;&gt;&gt; print(elements)</text:p>
      <text:p text:style-name="P3"><text:s text:c="10"/>donne alors [75,'gens', 8.5,['pierre',33,257]]</text:p>
      <text:p text:style-name="P4"><text:span text:style-name="Police_20_par_20_défaut"><text:span text:style-name="T2"><text:s text:c="5"/></text:span></text:span><text:span text:style-name="Police_20_par_20_défaut"><text:span text:style-name="T14">3°) Les l</text:span></text:span><text:span text:style-name="Police_20_par_20_défaut"><text:span text:style-name="T14">istes sont des objets</text:span></text:span></text:p>
      <text:p text:style-name="P3"><text:s text:c="10"/>On peut appliquer aux listes les méthodes suivantes :</text:p>
      <text:list xml:id="list8203924206598630894" text:style-name="L3">
        <text:list-item>
          <text:p text:style-name="P67"><text:span text:style-name="Police_20_par_20_défaut"><text:span text:style-name="T4">sort() : <text:s/></text:span></text:span><text:span text:style-name="Police_20_par_20_défaut"><text:span text:style-name="T2">trie la liste en ordre croissant</text:span></text:span></text:p>
        </text:list-item>
        <text:list-item>
          <text:p text:style-name="P67"><text:span text:style-name="Police_20_par_20_défaut"><text:span text:style-name="T4">append(elt)</text:span></text:span><text:span text:style-name="Police_20_par_20_défaut"><text:span text:style-name="T2"> : ajoute l'élément elt à la fin de la liste</text:span></text:span></text:p>
        </text:list-item>
        <text:list-item>
          <text:p text:style-name="P67"><text:span text:style-name="Police_20_par_20_défaut"><text:span text:style-name="T4">reverse() :</text:span></text:span><text:span text:style-name="Police_20_par_20_défaut"><text:span text:style-name="T2"> inverse l'ordre des éléments de la liste</text:span></text:span></text:p>
        </text:list-item>
        <text:list-item>
          <text:p text:style-name="P67"><text:span text:style-name="Police_20_par_20_défaut"><text:span text:style-name="T4">index(elt) :</text:span></text:span><text:span text:style-name="Police_20_par_20_défaut"><text:span text:style-name="T2"> retr</text:span></text:span><text:span text:style-name="Police_20_par_20_défaut"><text:span text:style-name="T2">ouve l'indice de l'élément elt dans la liste</text:span></text:span></text:p>
        </text:list-item>
        <text:list-item>
          <text:p text:style-name="P67"><text:span text:style-name="Police_20_par_20_défaut"><text:span text:style-name="T4">remove(elt) </text:span></text:span><text:span text:style-name="Police_20_par_20_défaut"><text:span text:style-name="T2">: enlève l'élément elt de la liste.</text:span></text:span></text:p>
        </text:list-item>
      </text:list>
      <text:p text:style-name="P3">Si elt apparaît plusieurs fois dans la liste, seul le 1er sera effacé.</text:p>
      <text:p text:style-name="P3"><text:s text:c="11"/>On peut aussi utiliser l'instruction del pour supprimer un ou plusieurs éléments de <text:s/></text:p>
      <text:p text:style-name="P3"><text:s text:c="11"/>la liste à partir de leurs indices.</text:p>
      <text:p text:style-name="P3"/>
      <text:p text:style-name="P23">Exercice 6 :</text:p>
      <text:p text:style-name="P3"><text:s text:c="3"/>Ecrivez un script qui génére la liste des carrés et des cubes des nombres de 20 à 40.</text:p>
      <text:p text:style-name="P3"/>
      <text:p text:style-name="P3"/>
      <text:p text:style-name="P3"/>
      <text:p text:style-name="P3"/>
      <text:p text:style-name="P23"><text:soft-page-break/>Exercice 7 :</text:p>
      <text:p text:style-name="P3"><text:s text:c="3"/>Ecrivez un script qui permette d'obtenir à l'écran les 15 premiers termes des tables de</text:p>
      <text:p text:style-name="P3"><text:s text:c="3"/>multiplication par 2, 3, 5, 7, 11, 13, 17, 19 (ces nombres seront placés au départ dans <text:s/></text:p>
      <text:p text:style-name="P3"><text:s text:c="3"/>une liste) sous la forme d'une table similaire à la suivante :</text:p>
      <text:p text:style-name="P31"><text:s text:c="11"/>2 <text:s text:c="2"/>4 <text:s text:c="2"/>6 <text:s text:c="3"/>8 <text:s/>10 <text:s/>12 <text:s/>14 <text:s/>16 <text:s/>18 <text:s/>20 <text:s/>22 <text:s/>24 <text:s/>26 <text:s/>28 <text:s/>30</text:p>
      <text:p text:style-name="P31"><text:s text:c="11"/>3 <text:s text:c="2"/>6 <text:s text:c="2"/>9 <text:s/>12 <text:s/>15 <text:s/>18 <text:s/>21 <text:s/>24 <text:s/>27 <text:s/>30 <text:s/>33 <text:s/>36 <text:s/>39 <text:s/>42 <text:s/>45</text:p>
      <text:p text:style-name="P31"><text:s text:c="11"/>5 10 15 <text:s/>20 <text:s/>25 <text:s/>30 <text:s/>35 <text:s/>40 <text:s/>45 <text:s/>50 <text:s/>55 <text:s/>60 <text:s/>65 <text:s/>70 <text:s/>75</text:p>
      <text:p text:style-name="P31"><text:s text:c="11"/>etc.</text:p>
      <text:p text:style-name="P3"/>
      <text:p text:style-name="P23">Exercice 8 :</text:p>
      <text:p text:style-name="P3"><text:s text:c="3"/>Soit la liste suivante :['Jean-Michel', 'Marc', 'Vanessa', 'Anne', 'Maximilien',</text:p>
      <text:p text:style-name="P3"><text:s text:c="34"/>'Alexandre-Benoit', 'Louise']</text:p>
      <text:p text:style-name="P3"><text:s text:c="3"/>Ecrivez un script qui affiche chacun de ces noms avec le nombre de caractères</text:p>
      <text:p text:style-name="P3"><text:s text:c="3"/>correspondant.</text:p>
      <text:p text:style-name="P3"/>
      <text:p text:style-name="P23">Exercice 9 :</text:p>
      <text:p text:style-name="P3"><text:s text:c="4"/>Vous disposez d'une liste de nombres entiers quelconques, certains d'entre eux étant</text:p>
      <text:p text:style-name="P3"><text:s text:c="4"/>présents en plusieurs exemplaires. Ecrivez un script qui recopie cette liste dans une</text:p>
      <text:p text:style-name="P3"><text:s text:c="4"/>autre, en omettant les doublons. La liste finale devra être triée.</text:p>
      <text:p text:style-name="P3"/>
      <text:p text:style-name="P23">Exercice 10 :</text:p>
      <text:p text:style-name="P3"><text:s text:c="4"/>Ecrivez un script qui recherche le mot le plus long dans une phrase donnée (l'utilisateur <text:s/></text:p>
      <text:p text:style-name="P3"><text:s text:c="4"/>du programme doit pouvoir entrer une phrase de son choix).</text:p>
      <text:p text:style-name="P3"/>
      <text:p text:style-name="P23">Exercice 11 :</text:p>
      <text:p text:style-name="P3"><text:s text:c="4"/>Ecrivez une fonction permettant de trier une liste. Cette fonction ne pourra pas utiliser</text:p>
      <text:p text:style-name="P4"><text:span text:style-name="Police_20_par_20_défaut"><text:span text:style-name="T2"><text:s text:c="4"/>la méthode intégrée </text:span></text:span><text:span text:style-name="Police_20_par_20_défaut"><text:span text:style-name="T5">sort() </text:span></text:span><text:span text:style-name="Police_20_par_20_défaut"><text:span text:style-name="T2">de Python : Vous deve</text:span></text:span><text:span text:style-name="Police_20_par_20_défaut"><text:span text:style-name="T2">z donc définir vous-même</text:span></text:span></text:p>
      <text:p text:style-name="P3"><text:s text:c="4"/>l'algorithme de tri.</text:p>
      <text:p text:style-name="P3"/>
      <text:p text:style-name="P4"><text:span text:style-name="Police_20_par_20_défaut"><text:span text:style-name="T2"><text:s text:c="5"/></text:span></text:span><text:span text:style-name="Police_20_par_20_défaut"><text:span text:style-name="T14">4°) Slicing pour modifier une liste :</text:span></text:span></text:p>
      <text:p text:style-name="P3"><text:s text:c="10"/>slicing= découpage en tranches</text:p>
      <text:p text:style-name="P58"><text:s text:c="10"/>Testez et analysez les instructions suivantes :</text:p>
      <text:p text:style-name="P44"><text:span text:style-name="Police_20_par_20_défaut"><text:span text:style-name="T2"><text:s text:c="9"/></text:span></text:span><text:span text:style-name="Police_20_par_20_défaut"><text:span text:style-name="T47"><text:s/></text:span></text:span><text:span text:style-name="Police_20_par_20_défaut"><text:span text:style-name="T42">&gt;&gt;&gt; mots = ['jambon', 'fromage', 'confiture', 'choco</text:span></text:span><text:span text:style-name="Police_20_par_20_défaut"><text:span text:style-name="T42">lat']</text:span></text:span></text:p>
      <text:p text:style-name="P52"><text:s text:c="6"/>&gt;&gt;&gt; mots[2:2] =["miel"]</text:p>
      <text:p text:style-name="P52"><text:s text:c="6"/>&gt;&gt;&gt; mots</text:p>
      <text:p text:style-name="P52"><text:s text:c="6"/>...................................................................</text:p>
      <text:p text:style-name="P52"><text:s text:c="6"/>&gt;&gt;&gt; mots[5:5] =['saucisson', 'ketchup']</text:p>
      <text:p text:style-name="P52"><text:s text:c="6"/>&gt;&gt;&gt; mots</text:p>
      <text:p text:style-name="P53"><text:s text:c="6"/>...................................................................</text:p>
      <text:p text:style-name="P44"><text:span text:style-name="Police_20_par_20_défaut"><text:span text:style-name="T43"><text:s text:c="6"/></text:span></text:span><text:span text:style-name="Police_20_par_20_défaut"><text:span text:style-name="T42">&gt;&gt;&gt; mots[2:5] = [] <text:s text:c="5"/># [] désigne une liste vide</text:span></text:span></text:p>
      <text:p text:style-name="P52"><text:s text:c="6"/>&gt;&gt;&gt; mots</text:p>
      <text:p text:style-name="P52"><text:s text:c="6"/>...................................................................</text:p>
      <text:p text:style-name="P52"><text:s text:c="6"/>&gt;&gt;&gt; mots[1:3] = ['salade']</text:p>
      <text:p text:style-name="P52"><text:s text:c="6"/>&gt;&gt;&gt; mots</text:p>
      <text:p text:style-name="P52"><text:s text:c="6"/>...................................................................</text:p>
      <text:p text:style-name="P52"><text:s text:c="6"/>&gt;&gt;&gt; mots[1:] = ['mayonnaise', 'poulet', 'tomate']</text:p>
      <text:p text:style-name="P52"><text:s text:c="6"/>&gt;&gt;&gt; mots</text:p>
      <text:p text:style-name="P52"><text:s text:c="6"/>..................................................................</text:p>
      <text:p text:style-name="P52"/>
      <text:p text:style-name="P17"/>
      <text:p text:style-name="P17"/>
      <text:p text:style-name="P17"/>
      <text:p text:style-name="P17"/>
      <text:p text:style-name="P4"><text:soft-page-break/><text:span text:style-name="Police_20_par_20_défaut"><text:span text:style-name="T7"><text:s text:c="5"/></text:span></text:span><text:span text:style-name="Police_20_par_20_défaut"><text:span text:style-name="T12">5°) Création d'une liste de nombres avec range()</text:span></text:span></text:p>
      <text:p text:style-name="P25"/>
      <text:p text:style-name="P41"><text:s text:c="13"/>Testez les instructions suivantes :</text:p>
      <text:p text:style-name="P44"><text:span text:style-name="Police_20_par_20_défaut"><text:span text:style-name="T24"><text:s text:c="14"/></text:span></text:span><text:span text:style-name="Police_20_par_20_défaut"><text:span text:style-name="T48">&gt;&gt;&gt;list(range(10)) </text:span></text:span><text:span text:style-name="Police_20_par_20_défaut"><text:span text:style-name="T48">…............................................</text:span></text:span></text:p>
      <text:p text:style-name="P54"><text:s text:c="8"/>&gt;&gt;&gt;list(range(5,13)) …..........................................</text:p>
      <text:p text:style-name="P54"><text:s text:c="8"/>&gt;&gt;&gt;list(range(3,16,3))..........................................</text:p>
      <text:p text:style-name="P54"><text:s text:c="8"/>&gt;&gt;&gt;list(range(10,-10,-3)).......................................</text:p>
      <text:p text:style-name="P21"/>
      <text:p text:style-name="P4"><text:span text:style-name="Police_20_par_20_défaut"><text:span text:style-name="T7"><text:s text:c="5"/></text:span></text:span><text:span text:style-name="Police_20_par_20_défaut"><text:span text:style-name="T12">6°) Opérations sur les listes</text:span></text:span></text:p>
      <text:p text:style-name="P25"/>
      <text:p text:style-name="P44"><text:span text:style-name="Police_20_par_20_défaut"><text:span text:style-name="T7"><text:s text:c="13"/></text:span></text:span><text:span text:style-name="Police_20_par_20_défaut"><text:span text:style-name="T24">Testez les instructions suivantes :</text:span></text:span></text:p>
      <text:p text:style-name="P44"><text:span text:style-name="Police_20_par_20_défaut"><text:span text:style-name="T24"><text:s text:c="12"/></text:span></text:span><text:span text:style-name="Police_20_par_20_défaut"><text:span text:style-name="T48">&gt;&gt;&gt; fruits=['orange','citron']</text:span></text:span></text:p>
      <text:p text:style-name="P54"><text:s text:c="7"/>&gt;&gt;&gt;legumes=['poireau','oignon','carotte']</text:p>
      <text:p text:style-name="P54"><text:s text:c="7"/>&gt;&gt;&gt;fruits+legumes</text:p>
      <text:p text:style-name="P44"><text:span text:style-name="Police_20_par_20_défaut"><text:span text:style-name="T48"><text:s text:c="7"/></text:span></text:span><text:span text:style-name="Police_20_par_20_défaut"><text:span text:style-name="T46">.....................................</text:span></text:span><text:span text:style-name="Police_20_par_20_défaut"><text:span text:style-name="T46">............................</text:span></text:span></text:p>
      <text:p text:style-name="P51"><text:s text:c="7"/>&gt;&gt;&gt;liste=[0]*7</text:p>
      <text:p text:style-name="P51"><text:s text:c="7"/>…................................................................</text:p>
      <text:p text:style-name="P51"><text:s text:c="7"/>&gt;&gt;&gt;liste</text:p>
      <text:p text:style-name="P51"><text:s text:c="7"/>&gt;&gt;&gt;v='carotte'</text:p>
      <text:p text:style-name="P51"><text:s text:c="7"/>&gt;&gt;&gt;if v in legumes :</text:p>
      <text:p text:style-name="P44"><text:span text:style-name="Police_20_par_20_défaut"><text:span text:style-name="T46"><text:s text:c="15"/></text:span></text:span><text:span text:style-name="Police_20_par_20_défaut"><text:span text:style-name="T48">print('OK')</text:span></text:span></text:p>
      <text:p text:style-name="P54"><text:s text:c="7"/>…........................................</text:p>
      <text:p text:style-name="P21"/>
      <text:p text:style-name="P25">Exercice 12 :</text:p>
      <text:p text:style-name="P4"><text:span text:style-name="Police_20_par_20_défaut"><text:span text:style-name="T24"><text:s text:c="2"/></text:span></text:span><text:span text:style-name="Police_20_par_20_défaut"><text:span text:style-name="T2">Un </text:span></text:span><text:span text:style-name="Police_20_par_20_défaut"><text:span text:style-name="T60">nombre premier</text:span></text:span><text:span text:style-name="Police_20_par_20_défaut"><text:span text:style-name="T17"> </text:span></text:span><text:span text:style-name="Police_20_par_20_défaut"><text:span text:style-name="T2">est un nombre qui n'est divisible que par un et par lui-même.</text:span></text:span></text:p>
      <text:p text:style-name="P3"><text:s text:c="2"/>Ecrivez un programme qui établisse la liste de tous les nombres premiers compris entre 1</text:p>
      <text:p text:style-name="P4"><text:span text:style-name="Police_20_par_20_défaut"><text:span text:style-name="T2"><text:s text:c="2"/>et 1000, en utilisant la méthode du </text:span></text:span><text:span text:style-name="Police_20_par_20_défaut"><text:span text:style-name="T17">crible d'Eratosthène </text:span></text:span><text:span text:style-name="Police_20_par_20_défaut"><text:span text:style-name="T2">:</text:span></text:span></text:p>
      <text:p text:style-name="P3"><text:s text:c="5"/>- Créez une liste de 1000 éléments, chacun initialisé à la valeur 1.</text:p>
      <text:p text:style-name="P3"><text:s text:c="5"/>- Parcourez cette liste à partir de l'élément d'indice 2 :</text:p>
      <text:p text:style-name="P3"><text:s text:c="7"/>si l'élément analysé possède la valeur 1, mettez à zéro tous les autres éléments de</text:p>
      <text:p text:style-name="P3"><text:s text:c="7"/>la liste, dont les indices sont des multiples entiers de l'indice auquel vous êtes arrivé.</text:p>
      <text:p text:style-name="P3"><text:s text:c="7"/>Lorsque vous aurez parcouru ainsi toute la liste, les indices&gt;1 des éléments qui</text:p>
      <text:p text:style-name="P3"><text:s text:c="7"/>seront restés à 1 seront les nombres premiers recherchés.</text:p>
      <text:p text:style-name="P22"/>
      <text:p text:style-name="P4"><text:span text:style-name="Police_20_par_20_défaut"><text:span text:style-name="T2"><text:s text:c="2"/></text:span></text:span><text:span text:style-name="Police_20_par_20_défaut"><text:span text:style-name="T14">III Les tuples</text:span></text:span></text:p>
      <text:p text:style-name="P3"><text:s text:c="5"/>C'est un type de données assez semblable à une liste mais qui n'est pas modifiable.</text:p>
      <text:p text:style-name="P3"><text:s text:c="5"/>Un tuple est une collection d'éléments séparés par des virgules.</text:p>
      <text:p text:style-name="P4"><text:span text:style-name="Police_20_par_20_défaut"><text:span text:style-name="T2"><text:s text:c="5"/></text:span></text:span><text:span text:style-name="Police_20_par_20_défaut"><text:span text:style-name="T16">Exemple :</text:span></text:span><text:span text:style-name="Police_20_par_20_défaut"><text:span text:style-name="T2"> tup='a','b','c','d'</text:span></text:span></text:p>
      <text:p text:style-name="P3"><text:s text:c="5"/>Même si ce n'est pas nécessaire, il est préférable de mettre le tuple en évidence avec</text:p>
      <text:p text:style-name="P3"><text:s text:c="5"/>des parenthèses.</text:p>
      <text:p text:style-name="P4"><text:span text:style-name="Police_20_par_20_défaut"><text:span text:style-name="T2"><text:s text:c="5"/></text:span></text:span><text:span text:style-name="Police_20_par_20_défaut"><text:span text:style-name="T16">Exemple :</text:span></text:span><text:span text:style-name="Police_20_par_20_défaut"><text:span text:style-name="T2"> tup=('a','b','c','d')</text:span></text:span></text:p>
      <text:p text:style-name="P3"><text:s text:c="5"/>Il faut toujours une virgule pour définir un tuple (même s'il n'a qu'un élément)</text:p>
      <text:p text:style-name="P3"><text:s text:c="5"/>Exemple : tup=('André',)</text:p>
      <text:p text:style-name="P3"><text:s text:c="5"/>On peut déterminer la taille d'un tuple avec len(), le parcourir avec for, utiliser</text:p>
      <text:p text:style-name="P3"><text:s text:c="5"/>l'instruction in, utiliser la concaténation et la multiplication.</text:p>
      <text:p text:style-name="P3"><text:s text:c="5"/>Les tuples sont préférables aux listes partout où l'on veut être certain que les données</text:p>
      <text:p text:style-name="P3"><text:s text:c="5"/>transmises ne soient pas modifiées par erreur.</text:p>
      <text:p text:style-name="P3"><text:s text:c="5"/>Enfin un tuple utilise moins de place en mémoire qu'une liste.</text:p>
      <text:p text:style-name="P3"/>
      <text:p text:style-name="P3"/>
      <text:p text:style-name="P3"/>
      <text:p text:style-name="P3"/>
      <text:p text:style-name="P4"><text:soft-page-break/><text:span text:style-name="Police_20_par_20_défaut"><text:span text:style-name="T2"><text:s text:c="2"/></text:span></text:span><text:span text:style-name="Police_20_par_20_défaut"><text:span text:style-name="T14">IV Les dictionnaires</text:span></text:span></text:p>
      <text:p text:style-name="P3"><text:s text:c="6"/>Les types composites que nous avons abordés jusqu'à présent (chaînes, listes et <text:s/></text:p>
      <text:p text:style-name="P3"><text:s text:c="6"/>tuples) étaient tous des séquences, c'est-à-dire des suites ordonnées d'éléments. <text:s text:c="2"/></text:p>
      <text:p text:style-name="P3"><text:s text:c="6"/>Dans une séquence, il est facile d'accéder à un élément quelconque à l'aide d'un index <text:s/></text:p>
      <text:p text:style-name="P3"><text:s text:c="6"/>(un nombre entier), mais à la condition expresse de connaître son emplacement.</text:p>
      <text:p text:style-name="P3"><text:s text:c="6"/>Les dictionnaires que nous découvrons ici constituent un autre type composite. Ils</text:p>
      <text:p text:style-name="P3"><text:s text:c="6"/>ressemblent aux listes dans une certaine mesure (ils sont modifiables comme elles), <text:s/></text:p>
      <text:p text:style-name="P3"><text:s text:c="6"/>mais ce ne sont pas des séquences. Les éléments que nous allons y enregistrer ne</text:p>
      <text:p text:style-name="P3"><text:s text:c="6"/>seront pas disposés dans un ordre immuable. En revanche, nous pourrons accéder à <text:s/></text:p>
      <text:p text:style-name="P4"><text:span text:style-name="Police_20_par_20_défaut"><text:span text:style-name="T2"><text:s text:c="6"/>n'importe lequel d'entre eux à l'aide d'un index spécifique que l'on appellera </text:span></text:span><text:span text:style-name="Police_20_par_20_défaut"><text:span text:style-name="T4">une clé</text:span></text:span><text:span text:style-name="Police_20_par_20_défaut"><text:span text:style-name="T2">,</text:span></text:span></text:p>
      <text:p text:style-name="P3"><text:s text:c="6"/>laquelle pourra être alphabétique, numérique, ou même d'un type composite sous</text:p>
      <text:p text:style-name="P3"><text:s text:c="6"/>certaines conditions.</text:p>
      <text:p text:style-name="P34"><text:s text:c="6"/>Comme dans une liste, les éléments mémorisés dans un dictionnaire peuvent être de</text:p>
      <text:p text:style-name="P34"><text:s text:c="6"/>n'importe quel type. Ce peuvent être des valeurs numériques, des chaînes, des listes, <text:s/></text:p>
      <text:p text:style-name="P34"><text:s text:c="6"/>des tuples, des dictionnaires, mais aussi des fonctions, des classes ou des instances .</text:p>
      <text:p text:style-name="P34"/>
      <text:p text:style-name="P4"><text:span text:style-name="Police_20_par_20_défaut"><text:span text:style-name="T19"><text:s text:c="5"/></text:span></text:span><text:span text:style-name="Police_20_par_20_défaut"><text:span text:style-name="T15">1°)</text:span></text:span><text:span text:style-name="Police_20_par_20_défaut"><text:span text:style-name="T11"> Création d'un dictionnaire</text:span></text:span></text:p>
      <text:p text:style-name="P4"><text:span text:style-name="Police_20_par_20_défaut"><text:span text:style-name="T61"><text:s text:c="12"/></text:span></text:span><text:span text:style-name="Police_20_par_20_défaut"><text:span text:style-name="T2">A titre d'exemple, nous allons créer un dictionnaire de langue, pour la traduction de</text:span></text:span></text:p>
      <text:p text:style-name="P3"><text:s text:c="9"/>termes informatiques anglais en français. Dans ce dictionnaire, les index seront des <text:s/></text:p>
      <text:p text:style-name="P3"><text:s text:c="9"/>chaînes de caractères.</text:p>
      <text:p text:style-name="P3"><text:s text:c="9"/>Pour créer ce dictionnaire est un type modifiable, nous pouvons commencer par</text:p>
      <text:p text:style-name="P3"><text:s text:c="9"/>créer un dictionnaire vide, puis le remplir petit à petit.</text:p>
      <text:p text:style-name="P4"><text:span text:style-name="Police_20_par_20_défaut"><text:span text:style-name="T2"><text:s text:c="9"/>Un dictionnaire vide sera <text:s/>noté </text:span></text:span><text:span text:style-name="Police_20_par_20_défaut"><text:span text:style-name="T5">{ } </text:span></text:span><text:span text:style-name="Police_20_par_20_défaut"><text:span text:style-name="T2">:</text:span></text:span></text:p>
      <text:p text:style-name="P58"><text:s text:c="9"/>Tapez les instructions suivantes et noter l'affichage :</text:p>
      <text:p text:style-name="P44"><text:span text:style-name="Police_20_par_20_défaut"><text:span text:style-name="T35"><text:s text:c="7"/></text:span></text:span><text:span text:style-name="Police_20_par_20_défaut"><text:span text:style-name="T38">&gt;&gt;&gt; dico = {}</text:span></text:span></text:p>
      <text:p text:style-name="P49"><text:s text:c="7"/>&gt;&gt;&gt; dico['computer'] = 'ordinateur'</text:p>
      <text:p text:style-name="P49"><text:s text:c="7"/>&gt;&gt;&gt; dico['mouse'] ='souris'</text:p>
      <text:p text:style-name="P49"><text:s text:c="7"/>&gt;&gt;&gt; dico['keyboard'] ='clavier'</text:p>
      <text:p text:style-name="P49"><text:s text:c="7"/>&gt;&gt;&gt; print dico</text:p>
      <text:p text:style-name="P49"><text:s text:c="7"/>….......................................................................</text:p>
      <text:p text:style-name="P39"/>
      <text:p text:style-name="P4"><text:span text:style-name="Police_20_par_20_défaut"><text:span text:style-name="T62"><text:s text:c="11"/></text:span></text:span><text:span text:style-name="Police_20_par_20_défaut"><text:span text:style-name="T2">Dans un dictionnaire, les index s'appellent des </text:span></text:span><text:span text:style-name="Police_20_par_20_défaut"><text:span text:style-name="T17">clés</text:span></text:span><text:span text:style-name="Police_20_par_20_défaut"><text:span text:style-name="T2">, et les éléments peuvent donc <text:s/></text:span></text:span></text:p>
      <text:p text:style-name="P4"><text:span text:style-name="Police_20_par_20_défaut"><text:span text:style-name="T2"><text:s text:c="9"/>s'appeler </text:span></text:span><text:span text:style-name="Police_20_par_20_défaut"><text:span text:style-name="T17">des paires clé-valeur</text:span></text:span><text:span text:style-name="Police_20_par_20_défaut"><text:span text:style-name="T2">.</text:span></text:span></text:p>
      <text:p text:style-name="P3"><text:s text:c="9"/>Pour extraire une valeur d'un dictionnaire, nous utiliserons les clés :</text:p>
      <text:p text:style-name="P4"><text:span text:style-name="Police_20_par_20_défaut"><text:span text:style-name="T22"><text:s text:c="7"/></text:span></text:span><text:span text:style-name="Police_20_par_20_défaut"><text:span text:style-name="T35">&gt;&gt;&gt; print dico['mouse'] <text:s text:c="2"/>donne souris</text:span></text:span></text:p>
      <text:p text:style-name="P4"><text:span text:style-name="Police_20_par_20_défaut"><text:span text:style-name="T61"><text:s text:c="11"/>P</text:span></text:span><text:span text:style-name="Police_20_par_20_défaut"><text:span text:style-name="T2">our ajouter de nouveaux éléments à un dictionnaire : il suffit de créer une nouvelle <text:s/></text:span></text:span></text:p>
      <text:p text:style-name="P3"><text:s text:c="9"/>paire clé-valeur.</text:p>
      <text:p text:style-name="P40"/>
      <text:p text:style-name="P4"><text:span text:style-name="Police_20_par_20_défaut"><text:span text:style-name="T9"><text:s text:c="5"/></text:span></text:span><text:span text:style-name="Police_20_par_20_défaut"><text:span text:style-name="T11">2°)</text:span></text:span><text:span text:style-name="Police_20_par_20_défaut"><text:span text:style-name="T20"> </text:span></text:span><text:span text:style-name="Police_20_par_20_défaut"><text:span text:style-name="T11">Opérations sur les dictionnaires</text:span></text:span></text:p>
      <text:p text:style-name="P4"><text:span text:style-name="Police_20_par_20_défaut"><text:span text:style-name="T2"><text:s text:c="8"/>Pour enlever un élément d'un dictionnaire, vous utiliserez l'instruction </text:span></text:span><text:span text:style-name="Police_20_par_20_défaut"><text:span text:style-name="T5">del</text:span></text:span><text:span text:style-name="Police_20_par_20_défaut"><text:span text:style-name="T2">.</text:span></text:span></text:p>
      <text:p text:style-name="P3"><text:s text:c="8"/>Exemple : Créons un dictionnaire contenant l'inventaire d'un stock de fruits</text:p>
      <text:p text:style-name="P12"><text:s text:c="7"/>&gt;&gt;&gt; invent = {'pommes':430,'bananes':312,'oranges': 274,'poires':137}</text:p>
      <text:p text:style-name="P4"><text:span text:style-name="Police_20_par_20_défaut"><text:span text:style-name="T22"><text:s text:c="7"/></text:span></text:span><text:span text:style-name="Police_20_par_20_défaut"><text:span text:style-name="T35">&gt;&gt;&gt; del invent['pommes']</text:span></text:span></text:p>
      <text:p text:style-name="P12"><text:s text:c="7"/>&gt;&gt;&gt; print invent</text:p>
      <text:p text:style-name="P12"><text:s text:c="9"/>{'oranges': 274, 'bananes': 312, 'poires': 137}</text:p>
      <text:p text:style-name="P4"><text:span text:style-name="Police_20_par_20_défaut"><text:span text:style-name="T2"><text:s text:c="8"/>La fonction </text:span></text:span><text:span text:style-name="Police_20_par_20_défaut"><text:span text:style-name="T5">len() </text:span></text:span><text:span text:style-name="Police_20_par_20_défaut"><text:span text:style-name="T2">est utilisable avec un dictionnaire : elle en renvoie le nombre <text:s/></text:span></text:span></text:p>
      <text:p text:style-name="P3"><text:s text:c="8"/>d'éléments .</text:p>
      <text:p text:style-name="P3"><text:s text:c="8"/>On peut tester avec in si un dictionnaire contient une clé donnée.</text:p>
      <text:p text:style-name="P4"><text:span text:style-name="Police_20_par_20_défaut"><text:span text:style-name="T2"><text:s text:c="9"/></text:span></text:span><text:span text:style-name="Police_20_par_20_défaut"><text:span text:style-name="T40">&gt;&gt;&gt; if 'pommes' in invent :</text:span></text:span></text:p>
      <text:p text:style-name="P15"><text:s text:c="14"/>print('Nous avons des pommes')</text:p>
      <text:p text:style-name="P15"><text:s text:c="10"/>else :</text:p>
      <text:p text:style-name="P15"><text:s text:c="14"/>print('Plus de pommes')</text:p>
      <text:p text:style-name="P15"/>
      <text:p text:style-name="P4"><text:soft-page-break/><text:span text:style-name="Police_20_par_20_défaut"><text:span text:style-name="T9"><text:s text:c="5"/></text:span></text:span><text:span text:style-name="Police_20_par_20_défaut"><text:span text:style-name="T11">3°) Les dictionnaires sont des </text:span></text:span><text:span text:style-name="Police_20_par_20_défaut"><text:span text:style-name="T11">objets</text:span></text:span></text:p>
      <text:p text:style-name="P4"><text:span text:style-name="Police_20_par_20_défaut"><text:span text:style-name="T2"><text:s text:c="10"/>On peut appliquer aux dictionnaires un certain nombre de </text:span></text:span><text:span text:style-name="Police_20_par_20_défaut"><text:span text:style-name="T5">méthodes </text:span></text:span><text:span text:style-name="Police_20_par_20_défaut"><text:span text:style-name="T2">spécifiques :</text:span></text:span></text:p>
      <text:list xml:id="list2107210794133772690" text:style-name="L4">
        <text:list-item>
          <text:p text:style-name="P68"><text:span text:style-name="Police_20_par_20_défaut"><text:span text:style-name="T2">La méthode </text:span></text:span><text:span text:style-name="Police_20_par_20_défaut"><text:span text:style-name="T5">keys() </text:span></text:span><text:span text:style-name="Police_20_par_20_défaut"><text:span text:style-name="T2">renvoie la liste des clés utilisées dans le dictionnaire :</text:span></text:span></text:p>
        </text:list-item>
      </text:list>
      <text:p text:style-name="P4"><text:span text:style-name="Police_20_par_20_défaut"><text:span text:style-name="T22"><text:s text:c="12"/></text:span></text:span><text:span text:style-name="Police_20_par_20_défaut"><text:span text:style-name="T38">&gt;&gt;&gt; print dico.keys()</text:span></text:span></text:p>
      <text:p text:style-name="P14"><text:s text:c="16"/>dict_keys(['computer', 'keyboard', 'mouse'])</text:p>
      <text:p text:style-name="P4"><text:span text:style-name="Police_20_par_20_défaut"><text:span text:style-name="T23"><text:s text:c="12"/></text:span></text:span><text:span text:style-name="Police_20_par_20_défaut"><text:span text:style-name="T24">On peut utiliser cette séquence seule ou en la convertissant en liste ou</text:span></text:span></text:p>
      <text:p text:style-name="P10"><text:s text:c="20"/>tuples à l'aide des fonctions list() et tuple()</text:p>
      <text:p text:style-name="P41"><text:s text:c="20"/>Tapez les instructions suivantes et notez les affichages :</text:p>
      <text:p text:style-name="P44"><text:span text:style-name="Police_20_par_20_défaut"><text:span text:style-name="T24"><text:s text:c="19"/></text:span></text:span><text:span text:style-name="Police_20_par_20_défaut"><text:span text:style-name="T63"><text:s/></text:span></text:span><text:span text:style-name="Police_20_par_20_défaut"><text:span text:style-name="T46">&gt;&gt;&gt; for k in dico.keys():</text:span></text:span></text:p>
      <text:p text:style-name="P44"><text:span text:style-name="Police_20_par_20_défaut"><text:span text:style-name="T46"><text:tab/> <text:s text:c="15"/></text:span></text:span><text:span text:style-name="Police_20_par_20_défaut"><text:span text:style-name="T48">print('clé: ',k,'--- valeur: ',dico[k])</text:span></text:span></text:p>
      <text:p text:style-name="P54"/>
      <text:p text:style-name="P54"><text:s text:c="20"/></text:p>
      <text:p text:style-name="P44"><text:span text:style-name="Police_20_par_20_défaut"><text:span text:style-name="T48"><text:s text:c="11"/></text:span></text:span><text:span text:style-name="Police_20_par_20_défaut"><text:span text:style-name="T46">&gt;&gt;&gt; list(dico.keys())</text:span></text:span></text:p>
      <text:p text:style-name="P51"><text:s text:c="9"/></text:p>
      <text:p text:style-name="P51"/>
      <text:p text:style-name="P51"><text:s text:c="11"/>&gt;&gt;&gt; tuple(dico.keys())</text:p>
      <text:p text:style-name="P55"/>
      <text:p text:style-name="P60"/>
      <text:list xml:id="list7759977252547681426" text:style-name="L5">
        <text:list-item>
          <text:list>
            <text:list-item>
              <text:list>
                <text:list-item>
                  <text:p text:style-name="P69"><text:span text:style-name="Police_20_par_20_défaut"><text:span text:style-name="T2">La méthode </text:span></text:span><text:span text:style-name="Police_20_par_20_défaut"><text:span text:style-name="T5">values() </text:span></text:span><text:span text:style-name="Police_20_par_20_défaut"><text:span text:style-name="T2">renvoie la liste d</text:span></text:span><text:span text:style-name="Police_20_par_20_défaut"><text:span text:style-name="T2">es valeurs mémorisées dans le dictionnaire :</text:span></text:span></text:p>
                </text:list-item>
              </text:list>
            </text:list-item>
          </text:list>
        </text:list-item>
      </text:list>
      <text:p text:style-name="P4"><text:span text:style-name="Police_20_par_20_défaut"><text:span text:style-name="T22"><text:s text:c="12"/></text:span></text:span><text:span text:style-name="Police_20_par_20_défaut"><text:span text:style-name="T35">&gt;&gt;&gt; print (invent.values()) <text:s/>donne [274, 312, 137]</text:span></text:span></text:p>
      <text:p text:style-name="P9"/>
      <text:list xml:id="list7618443869846651989" text:style-name="L6">
        <text:list-item>
          <text:list>
            <text:list-item>
              <text:list>
                <text:list-item>
                  <text:p text:style-name="P70"><text:span text:style-name="Police_20_par_20_défaut"><text:span text:style-name="T2">La méthode </text:span></text:span><text:span text:style-name="Police_20_par_20_défaut"><text:span text:style-name="T5">items() </text:span></text:span><text:span text:style-name="Police_20_par_20_défaut"><text:span text:style-name="T2">extrait du dictionnaire une liste équivalente de tuples :</text:span></text:span></text:p>
                </text:list-item>
              </text:list>
            </text:list-item>
          </text:list>
        </text:list-item>
      </text:list>
      <text:p text:style-name="P4"><text:span text:style-name="Police_20_par_20_défaut"><text:span text:style-name="T22"><text:s text:c="12"/></text:span></text:span><text:span text:style-name="Police_20_par_20_défaut"><text:span text:style-name="T38">&gt;&gt;&gt; print (invent.items())</text:span></text:span></text:p>
      <text:p text:style-name="P14"><text:s text:c="13"/>dict_items([('oranges', 274), ('bananes', 312), ('poires', 137)])</text:p>
      <text:p text:style-name="P39"/>
      <text:list xml:id="list801161628567177700" text:style-name="L7">
        <text:list-item>
          <text:list>
            <text:list-item>
              <text:list>
                <text:list-item>
                  <text:p text:style-name="P71"><text:span text:style-name="Police_20_par_20_défaut"><text:span text:style-name="T2">La méthode </text:span></text:span><text:span text:style-name="Police_20_par_20_défaut"><text:span text:style-name="T5">copy() </text:span></text:span><text:span text:style-name="Police_20_par_20_défaut"><text:span text:style-name="T2">permet d'effectuer une vraie copie d'un dictionnaire.</text:span></text:span></text:p>
                </text:list-item>
              </text:list>
            </text:list-item>
          </text:list>
        </text:list-item>
      </text:list>
      <text:p text:style-name="P4"><text:span text:style-name="Police_20_par_20_défaut"><text:span text:style-name="T61"><text:s text:c="24"/></text:span></text:span><text:span text:style-name="Police_20_par_20_défaut"><text:span text:style-name="T40">&gt;&gt;&gt; magasin=invent.copy()</text:span></text:span></text:p>
      <text:p text:style-name="P15"><text:s text:c="12"/>&gt;&gt;&gt; magasin['prunes']=561</text:p>
      <text:p text:style-name="P15"><text:s text:c="12"/>&gt;&gt;&gt; magasin</text:p>
      <text:p text:style-name="P15"><text:s text:c="12"/>{'oranges': 274, 'prunes': 561, 'bananes': 312, 'poires': 137}</text:p>
      <text:p text:style-name="P15"><text:s text:c="12"/>&gt;&gt;&gt; invent</text:p>
      <text:p text:style-name="P15"><text:s text:c="12"/>'oranges': 274, 'bananes': 312, 'poires': 137}</text:p>
      <text:p text:style-name="P15"/>
      <text:p text:style-name="P4"><text:span text:style-name="Police_20_par_20_défaut"><text:span text:style-name="T40"><text:s text:c="12"/></text:span></text:span><text:span text:style-name="Police_20_par_20_défaut"><text:span text:style-name="T2">on a bien créé une copie, alors que si l'on écrit :</text:span></text:span></text:p>
      <text:p text:style-name="P4"><text:span text:style-name="Police_20_par_20_défaut"><text:span text:style-name="T61"><text:s text:c="26"/></text:span></text:span><text:span text:style-name="Police_20_par_20_défaut"><text:span text:style-name="T40">&gt;&gt;&gt; stock=invent</text:span></text:span></text:p>
      <text:p text:style-name="P15"><text:s text:c="13"/>&gt;&gt;&gt; del invent['poires']</text:p>
      <text:p text:style-name="P15"><text:s text:c="13"/>&gt;&gt;&gt; invent</text:p>
      <text:p text:style-name="P15"><text:s text:c="13"/>{'oranges': 274, 'bananes': 312}</text:p>
      <text:p text:style-name="P15"><text:s text:c="13"/>&gt;&gt;&gt; stock</text:p>
      <text:p text:style-name="P15"><text:s text:c="13"/>{'oranges': 274, 'bananes': 312}</text:p>
      <text:p text:style-name="P38"><text:s text:c="14"/></text:p>
      <text:p text:style-name="P4"><text:span text:style-name="Police_20_par_20_défaut"><text:span text:style-name="T61"><text:s text:c="21"/></text:span></text:span><text:span text:style-name="Police_20_par_20_défaut"><text:span text:style-name="T61"><text:s text:c="3"/></text:span></text:span><text:span text:style-name="Police_20_par_20_défaut"><text:span text:style-name="T2">dans ce cas stock n'est qu'un autre nom (alias) de invent, si on modifie <text:s text:c="4"/></text:span></text:span></text:p>
      <text:p text:style-name="P3"><text:s text:c="19"/>invent cela modifie stock.</text:p>
      <text:p text:style-name="P7"/>
      <text:p text:style-name="P4"><text:span text:style-name="Police_20_par_20_défaut"><text:span text:style-name="T18"><text:s text:c="5"/></text:span></text:span><text:span text:style-name="Police_20_par_20_défaut"><text:span text:style-name="T11">4°)Parcours d'un dictionnaire</text:span></text:span></text:p>
      <text:p text:style-name="P4"><text:span text:style-name="Police_20_par_20_défaut"><text:span text:style-name="T2"><text:s text:c="9"/>Vous pouvez utiliser une boucle </text:span></text:span><text:span text:style-name="Police_20_par_20_défaut"><text:span text:style-name="T5">for </text:span></text:span><text:span text:style-name="Police_20_par_20_défaut"><text:span text:style-name="T2">pour traiter successivement tous les </text:span></text:span><text:span text:style-name="Police_20_par_20_défaut"><text:span text:style-name="T2">éléments <text:s/></text:span></text:span></text:p>
      <text:p text:style-name="P3"><text:s text:c="9"/>contenus dans un dictionnaire, mais attention :</text:p>
      <text:p text:style-name="P4"><text:span text:style-name="Police_20_par_20_défaut"><text:span text:style-name="T58"><text:s text:c="9"/>• </text:span></text:span><text:span text:style-name="Police_20_par_20_défaut"><text:span text:style-name="T2">Au cours de l'itération, ce sont les </text:span></text:span><text:span text:style-name="Police_20_par_20_défaut"><text:span text:style-name="T17">clés <text:s/></text:span></text:span><text:span text:style-name="Police_20_par_20_défaut"><text:span text:style-name="T2">utilisées dans le dictionnaire qui seront</text:span></text:span></text:p>
      <text:p text:style-name="P3"><text:s text:c="11"/>successivement affectées à la variable de travail, et non les valeurs.</text:p>
      <text:p text:style-name="P4"><text:span text:style-name="Police_20_par_20_défaut"><text:span text:style-name="T58"><text:s text:c="9"/></text:span></text:span><text:span text:style-name="Police_20_par_20_défaut"><text:span text:style-name="T58">• </text:span></text:span><text:span text:style-name="Police_20_par_20_défaut"><text:span text:style-name="T2">L'ordre dans lequel les éléments seront extraits est imprévisible (puisqu'un <text:s text:c="2"/></text:span></text:span></text:p>
      <text:p text:style-name="P3"><text:s text:c="11"/>dictionnaire n'est pas une séquence).</text:p>
      <text:p text:style-name="P40"/>
      <text:p text:style-name="P7"/>
      <text:p text:style-name="P7"/>
      <text:p text:style-name="P4"><text:soft-page-break/><text:span text:style-name="Police_20_par_20_défaut"><text:span text:style-name="T18"><text:s text:c="5"/></text:span></text:span><text:span text:style-name="Police_20_par_20_défaut"><text:span text:style-name="T11">5°) Les clés ne sont pas nécessairement des chaînes de caractères</text:span></text:span></text:p>
      <text:p text:style-name="P3"><text:s text:c="9"/>Imaginons que l'on veuille répertorier les arbres remarquables de la figure suivante </text:p>
      <text:p text:style-name="P4"><text:span text:style-name="Police_20_par_20_défaut"><text:span text:style-name="T2"><text:s text:c="8"/>Les clés sont des tuples indiquant les coordonnées x,y de chaque arbre :</text:span></text:span></text:p>
      <text:p text:style-name="P4"><text:span text:style-name="Police_20_par_20_défaut"><text:span text:style-name="T22"><text:s text:c="7"/></text:span></text:span><text:span text:style-name="Police_20_par_20_défaut"><text:span text:style-name="T35">&gt;&gt;&gt; arb = {}</text:span></text:span></text:p>
      <text:p text:style-name="P12"><text:s text:c="7"/>&gt;&gt;&gt; arb[(1,2)] = 'Peuplier'</text:p>
      <text:p text:style-name="P12"><text:s text:c="7"/>&gt;&gt;&gt; arb[(3,4)] = 'Platane'</text:p>
      <text:p text:style-name="P12"><text:s text:c="7"/>&gt;&gt;&gt; arb[(6,5)] = 'Palmier'</text:p>
      <text:p text:style-name="P12"><text:s text:c="7"/>&gt;&gt;&gt; arb[(5,1)] = 'Cycas'</text:p>
      <text:p text:style-name="P12"><text:s text:c="7"/>&gt;&gt;&gt; arb[(7,3)] = 'Sapin'</text:p>
      <text:p text:style-name="P12"><text:s text:c="7"/>&gt;&gt;&gt; print(arb)</text:p>
      <text:p text:style-name="P12"><text:s text:c="10"/>{(3, 4): 'Platane', (6, 5): 'Palmier', (5, 1):'Cycas',</text:p>
      <text:p text:style-name="P12"><text:s text:c="12"/>(1, 2): 'Peuplier', (7, 3): 'Sapin'}</text:p>
      <text:p text:style-name="P12"><text:s text:c="7"/>&gt;&gt;&gt; print(arb[(6,5)])</text:p>
      <text:p text:style-name="P12"><text:s text:c="11"/>palmier</text:p>
      <text:p text:style-name="P38"/>
      <text:p text:style-name="P3"><text:s text:c="9"/>Dans ce genre de construction, il faut garder à l'esprit que le dictionnaire contient <text:s/></text:p>
      <text:p text:style-name="P3"><text:s text:c="9"/>des éléments seulement pour certains couples de coordonnées. Ailleurs, il n'y a rien. <text:s text:c="2"/></text:p>
      <text:p text:style-name="P3"><text:s text:c="9"/>Par conséquent, si nous voulons interroger le dictionnaire pour savoir ce qui se</text:p>
      <text:p text:style-name="P3"><text:s text:c="9"/>trouve là où il n'y a rien, comme par exemple aux coordonnées (2,1), nous allons</text:p>
      <text:p text:style-name="P3"><text:s text:c="9"/>provoquer une erreur :</text:p>
      <text:p text:style-name="P4"><text:span text:style-name="Police_20_par_20_défaut"><text:span text:style-name="T22"><text:s text:c="7"/></text:span></text:span><text:span text:style-name="Police_20_par_20_défaut"><text:span text:style-name="T35">&gt;&gt;&gt; print arb[2,1]</text:span></text:span></text:p>
      <text:p text:style-name="P12"><text:s text:c="7"/>***** Erreur : KeyError: (2, 1) *****</text:p>
      <text:p text:style-name="P4"><text:span text:style-name="Police_20_par_20_défaut"><text:span text:style-name="T2"><text:s text:c="9"/>Pour r</text:span></text:span><text:span text:style-name="Police_20_par_20_défaut"><text:span text:style-name="T2">ésoudre ce petit problème, nous pouvons utiliser la méthode </text:span></text:span><text:span text:style-name="Police_20_par_20_défaut"><text:span text:style-name="T5">get() </text:span></text:span><text:span text:style-name="Police_20_par_20_défaut"><text:span text:style-name="T2">:</text:span></text:span></text:p>
      <text:p text:style-name="P7"><text:s text:c="8"/>&gt;&gt;&gt; print arb.get((1,2),'néant')</text:p>
      <text:p text:style-name="P7"><text:s text:c="8"/>Peuplier</text:p>
      <text:p text:style-name="P7"><text:s text:c="8"/>&gt;&gt;&gt; print arb.get((2,1),'néant')</text:p>
      <text:p text:style-name="P7"><text:s text:c="8"/>néant</text:p>
      <text:p text:style-name="P3"><text:s text:c="8"/>Le premier argument transmis à cette méthode est la clé de recherche, le second</text:p>
      <text:p text:style-name="P3"><text:s text:c="8"/>argument est la valeur que nous voulons obtenir en retour si la clé n'existe pas dans <text:s/></text:p>
      <text:p text:style-name="P3"><text:s text:c="8"/>le dictionnaire.</text:p>
      <text:p text:style-name="P38"/>
      <text:p text:style-name="P26">Exercice 13 :</text:p>
      <text:p text:style-name="P3"><text:s text:c="4"/>Ecrivez un script qui crée un mini-système de base de données fonctionnant à l'aide</text:p>
      <text:p text:style-name="P3"><text:s text:c="4"/>d'un dictionnaire, et dans lequel vous mémoriserez les noms d'une série de copains,</text:p>
      <text:p text:style-name="P3"><text:s text:c="4"/>leur âge et leur taille. Votre script devra comporter deux fonctions : la première pour le</text:p>
      <text:p text:style-name="P3"><text:s text:c="4"/>remplissage du dictionnaire, et la seconde pour sa consultation. <text:s text:c="3"/></text:p>
      <text:p text:style-name="P3"><text:s text:c="4"/>Dans la fonction de remplissage, utilisez une boucle pour accepter les données entrées</text:p>
      <text:p text:style-name="P3"><text:s text:c="4"/>par l'utilisateur. Dans le dictionnaire, le nom de l'élève servira de clé d'accès, et les</text:p>
      <text:p text:style-name="P3"><text:s text:c="4"/>valeurs seront constituées de tuples (âge, taille), dans lesquels l'âge sera exprimé en <text:s/></text:p>
      <text:p text:style-name="P3"><text:s text:c="4"/>années (donnée de type entier), et la taille en mètres (donnée de type réel).</text:p>
      <text:p text:style-name="P3"><text:s text:c="4"/>La fonction de consultation comportera elle aussi une boucle, dans laquelle l'utilisateur</text:p>
      <text:p text:style-name="P3"><text:s text:c="4"/>pourra fournir un nom quelconque pour obtenir en retour le couple ≪ âge, taille ≫</text:p>
      <text:p text:style-name="P3"><text:s text:c="4"/>correspondant.</text:p>
      <text:p text:style-name="P3"><text:s text:c="4"/>Le résultat de la requête devra être une ligne de texte bien formatée, telle</text:p>
      <text:p text:style-name="P3"><text:s text:c="4"/>par exemple : ≪ Nom : Jean Gabin - age : 15 ans - taille : 1.74 m ≫.</text:p>
      <text:p text:style-name="P27">Exercice 14 :</text:p>
      <text:p text:style-name="P3"><text:s text:c="4"/>Complétez l'exercice 13 en lui ajoutant deux fonctions : l'une pour enregistrer le <text:s/></text:p>
      <text:p text:style-name="P3"><text:s text:c="4"/>dictionnaire résultant dans un fichier texte, et l'autre pour reconstituer ce dictionnaire à <text:s/></text:p>
      <text:p text:style-name="P3"><text:s text:c="4"/>partir du fichier correspondant.</text:p>
      <text:p text:style-name="P3"><text:s text:c="4"/>Chaque ligne de votre fichier texte correspondra à un élément du dictionnaire. Elle sera</text:p>
      <text:p text:style-name="P3"><text:s text:c="4"/>formatée de manière à bien séparer :</text:p>
      <text:p text:style-name="P3"><text:s text:c="8"/>- la clé et la valeur (c'est-à-dire le nom de la personne, d'une part, et l'ensemble :</text:p>
      <text:p text:style-name="P3"><text:s text:c="10"/>≪ âge + taille ≫, d'autre part.</text:p>
      <text:p text:style-name="P3"><text:s text:c="8"/>- dans l'ensemble ≪ âge + taille ≫, ces deux données numériques.</text:p>
      <text:p text:style-name="P3"><text:soft-page-break/><text:s text:c="4"/>Vous utiliserez donc deux caractères séparateurs différents, par exemple ≪ @ ≫ pour <text:s/></text:p>
      <text:p text:style-name="P3"><text:s text:c="4"/>séparer la clé et la valeur, et ≪ # ≫ pour séparer les données constituant cette valeur :</text:p>
      <text:p text:style-name="P4"><text:span text:style-name="Police_20_par_20_défaut"><text:span text:style-name="T64"><text:s text:c="13"/></text:span></text:span><text:span text:style-name="Police_20_par_20_défaut"><text:span text:style-name="T34">Juliette@18#1.67</text:span></text:span></text:p>
      <text:p text:style-name="P13"><text:s text:c="7"/>Jean-Pierre@17#1.78</text:p>
      <text:p text:style-name="P13"><text:s text:c="7"/>Delphine@19#1.71</text:p>
      <text:p text:style-name="P13"><text:s text:c="7"/>Anne-Marie@17#1.63</text:p>
      <text:p text:style-name="P13"><text:s text:c="7"/>etc.</text:p>
      <text:p text:style-name="P13"/>
      <text:p text:style-name="P28">Exercice 15 :</text:p>
      <text:p text:style-name="P3"><text:s text:c="3"/>Améliorez encore le script de l'exercice précédent, en utilisant un dictionnaire pour <text:s/></text:p>
      <text:p text:style-name="P3"><text:s text:c="3"/>diriger le flux d'exécution du programme au niveau du menu principal.</text:p>
      <text:p text:style-name="P3"><text:s text:c="3"/>Votre programme affichera par exemple :</text:p>
      <text:p text:style-name="P4"><text:span text:style-name="Police_20_par_20_défaut"><text:span text:style-name="T64"><text:s text:c="7"/></text:span></text:span><text:span text:style-name="Police_20_par_20_défaut"><text:span text:style-name="T44"><text:s/>Choisissez :</text:span></text:span></text:p>
      <text:p text:style-name="P19"><text:s text:c="7"/>(R)écupérer un dictionnaire préexistant sauvegardé dans un fichier</text:p>
      <text:p text:style-name="P19"><text:s text:c="7"/>(A)jouter des données au dictionnaire courant</text:p>
      <text:p text:style-name="P19"><text:s text:c="7"/>(C)onsulter le dictionnaire courant</text:p>
      <text:p text:style-name="P19"><text:s text:c="7"/>(S)auvegarder le dictionnaire courant dans un fichier</text:p>
      <text:p text:style-name="P19"><text:s text:c="7"/>(T)erminer :</text:p>
      <text:p text:style-name="P3"><text:s text:c="4"/>Suivant le choix opéré par l'utilisateur, vous effectuerez alors l'appel de la fonction</text:p>
      <text:p text:style-name="P4"><text:span text:style-name="Police_20_par_20_défaut"><text:span text:style-name="T2"><text:s text:c="4"/>correspondante en la sélectionnant dans un dictionnaire de fonction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CourierNewPS-BoldMT" svg:font-family="CourierNewPS-BoldMT" style:font-family-generic="system"/>
    <style:font-face style:name="TimesNewRomanPS-BoldMT" svg:font-family="TimesNewRomanPS-BoldMT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ahoma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style:font-name="Comic Sans MS"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Comic Sans MS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3LVL2" style:display-name="WW_CharLFO3LVL2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3LVL3" style:display-name="WW_CharLFO3LVL3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3LVL4" style:display-name="WW_CharLFO3LVL4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3LVL5" style:display-name="WW_CharLFO3LVL5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3LVL6" style:display-name="WW_CharLFO3LVL6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3LVL7" style:display-name="WW_CharLFO3LVL7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3LVL8" style:display-name="WW_CharLFO3LVL8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3LVL9" style:display-name="WW_CharLFO3LVL9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4LVL1" style:display-name="WW_CharLFO4LVL1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4LVL2" style:display-name="WW_CharLFO4LVL2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4LVL3" style:display-name="WW_CharLFO4LVL3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4LVL4" style:display-name="WW_CharLFO4LVL4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4LVL5" style:display-name="WW_CharLFO4LVL5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4LVL6" style:display-name="WW_CharLFO4LVL6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4LVL7" style:display-name="WW_CharLFO4LVL7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4LVL8" style:display-name="WW_CharLFO4LVL8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4LVL9" style:display-name="WW_CharLFO4LVL9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5LVL1" style:display-name="WW_CharLFO5LVL1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5LVL2" style:display-name="WW_CharLFO5LVL2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5LVL3" style:display-name="WW_CharLFO5LVL3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5LVL4" style:display-name="WW_CharLFO5LVL4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5LVL5" style:display-name="WW_CharLFO5LVL5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5LVL6" style:display-name="WW_CharLFO5LVL6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5LVL7" style:display-name="WW_CharLFO5LVL7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5LVL8" style:display-name="WW_CharLFO5LVL8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5LVL9" style:display-name="WW_CharLFO5LVL9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6LVL1" style:display-name="WW_CharLFO6LVL1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6LVL2" style:display-name="WW_CharLFO6LVL2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6LVL3" style:display-name="WW_CharLFO6LVL3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6LVL4" style:display-name="WW_CharLFO6LVL4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6LVL5" style:display-name="WW_CharLFO6LVL5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6LVL6" style:display-name="WW_CharLFO6LVL6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6LVL7" style:display-name="WW_CharLFO6LVL7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6LVL8" style:display-name="WW_CharLFO6LVL8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6LVL9" style:display-name="WW_CharLFO6LVL9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7LVL1" style:display-name="WW_CharLFO7LVL1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7LVL2" style:display-name="WW_CharLFO7LVL2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7LVL3" style:display-name="WW_CharLFO7LVL3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7LVL4" style:display-name="WW_CharLFO7LVL4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7LVL5" style:display-name="WW_CharLFO7LVL5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7LVL6" style:display-name="WW_CharLFO7LVL6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7LVL7" style:display-name="WW_CharLFO7LVL7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7LVL8" style:display-name="WW_CharLFO7LVL8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WW_5f_CharLFO7LVL9" style:display-name="WW_CharLFO7LVL9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arilyne bignon</meta:initial-creator>
    <meta:creation-date>2018-10-24T17:10:00Z</meta:creation-date>
    <dc:date>2020-01-29T11:50:20.32</dc:date>
    <meta:editing-cycles>14</meta:editing-cycles>
    <meta:editing-duration>PT1H41M28S</meta:editing-duration>
    <meta:document-statistic meta:table-count="0" meta:image-count="0" meta:object-count="0" meta:page-count="15" meta:paragraph-count="659" meta:word-count="4878" meta:character-count="38105"/>
    <meta:template xlink:type="simple" xlink:actuate="onRequest" xlink:title="" xlink:href="Normal.dotm"/>
  </office:meta>
</office:document-meta>
</file>